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35.4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40.83mm"/>
    </style:style>
    <style:style style:name="co8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200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Result — выбор лучшей альтернативы из предложенных (выбор съемной квартиры)</text:p>
          </table:table-cell>
          <table:table-cell table:number-columns-repeated="6"/>
          <table:table-cell office:value-type="string" calcext:value-type="string">
            <text:p>Формальная модель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ternative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Цена</text:p>
          </table:table-cell>
          <table:table-cell office:value-type="string" calcext:value-type="string">
            <text:p>Кол-во комнат</text:p>
          </table:table-cell>
          <table:table-cell office:value-type="string" calcext:value-type="string">
            <text:p>Площадь</text:p>
          </table:table-cell>
          <table:table-cell office:value-type="string" calcext:value-type="string">
            <text:p>Этаж</text:p>
          </table:table-cell>
          <table:table-cell office:value-type="string" calcext:value-type="string">
            <text:p>Время до универа</text:p>
          </table:table-cell>
          <table:table-cell office:value-type="string" calcext:value-type="string">
            <text:p>Комиссия</text:p>
          </table:table-cell>
          <table:table-cell office:value-type="string" calcext:value-type="string">
            <text:p>Интернет</text:p>
          </table:table-cell>
          <table:table-cell office:value-type="string" calcext:value-type="string">
            <text:p>Окна</text:p>
          </table:table-cell>
          <table:table-cell office:value-type="string" calcext:value-type="string">
            <text:p>Домофон</text:p>
          </table:table-cell>
          <table:table-cell office:value-type="string" calcext:value-type="string">
            <text:p>Коммуналка</text:p>
          </table:table-cell>
          <table:table-cell/>
          <table:table-cell office:value-type="string" calcext:value-type="string">
            <text:p>Ссылки: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пластик</text:p>
          </table:table-cell>
          <table:table-cell table:number-columns-repeated="2" office:value-type="string" calcext:value-type="string">
            <text:p>да</text:p>
          </table:table-cell>
          <table:table-cell/>
          <table:table-cell office:value-type="string" calcext:value-type="string">
            <text:p>https://irr.ru/real-estate/rent/1-komn-kvartira-karla-marksa-ul-21-advert736464399.html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пластик</text:p>
          </table:table-cell>
          <table:table-cell table:number-columns-repeated="2" office:value-type="string" calcext:value-type="string">
            <text:p>да</text:p>
          </table:table-cell>
          <table:table-cell/>
          <table:table-cell office:value-type="string" calcext:value-type="string">
            <text:p>https://irr.ru/real-estate/rent/1-komn-kvartira-vokzalnaya-ul-7-2-advert729052452.html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дерево</text:p>
          </table:table-cell>
          <table:table-cell table:number-columns-repeated="2" office:value-type="string" calcext:value-type="string">
            <text:p>да</text:p>
          </table:table-cell>
          <table:table-cell/>
          <table:table-cell office:value-type="string" calcext:value-type="string">
            <text:p>https://irr.ru/real-estate/rent/1-komn-kvartira-bogolyubova-pr-kt-6-advert735001971.html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500" calcext:value-type="float">
            <text:p>105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пластик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нет</text:p>
          </table:table-cell>
          <table:table-cell/>
          <table:table-cell office:value-type="string" calcext:value-type="string">
            <text:p>https://irr.ru/real-estate/rent/1-komn-kvartira-vokzalnaya-ul-7-advert735001962.html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500" calcext:value-type="float">
            <text:p>1050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дерево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да</text:p>
          </table:table-cell>
          <table:table-cell/>
          <table:table-cell office:value-type="string" calcext:value-type="string">
            <text:p>https://irr.ru/real-estate/rent/1-komn-kvartira-volodarskogo-ul-4-18b-advert735001956.html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пластик</text:p>
          </table:table-cell>
          <table:table-cell table:number-columns-repeated="2" office:value-type="string" calcext:value-type="string">
            <text:p>да</text:p>
          </table:table-cell>
          <table:table-cell/>
          <table:table-cell office:value-type="string" calcext:value-type="string">
            <text:p>https://irr.ru/real-estate/rent/1-komn-kvartira-vokzalnaya-ul-7-advert734489025.html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пластик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да</text:p>
          </table:table-cell>
          <table:table-cell/>
          <table:table-cell office:value-type="string" calcext:value-type="string">
            <text:p>https://irr.ru/real-estate/rent/1-komn-kvartira-vokzalnaya-ul-7-advert734489025.html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пластик</text:p>
          </table:table-cell>
          <table:table-cell table:number-columns-repeated="2" office:value-type="string" calcext:value-type="string">
            <text:p>да</text:p>
          </table:table-cell>
          <table:table-cell/>
          <table:table-cell office:value-type="string" calcext:value-type="string">
            <text:p>https://irr.ru/real-estate/rent/2-komn-kvartira-svobody-ul-20-advert707176282.html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дерево</text:p>
          </table:table-cell>
          <table:table-cell table:number-columns-repeated="2" office:value-type="string" calcext:value-type="string">
            <text:p>да</text:p>
          </table:table-cell>
          <table:table-cell/>
          <table:table-cell office:value-type="string" calcext:value-type="string">
            <text:p>https://irr.ru/real-estate/rent/1-komn-kvartira-mohovaya-ul-13-advert700462774.html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000" calcext:value-type="float">
            <text:p>1800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пластик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нет</text:p>
          </table:table-cell>
          <table:table-cell/>
          <table:table-cell office:value-type="string" calcext:value-type="string">
            <text:p>https://irr.ru/real-estate/rent/2-komn-kvartira-pravdy-ul-25-advert733171809.html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 calcext:value-type="string">
            <text:p>Criteria</text:p>
          </table:table-cell>
          <table:table-cell office:value-type="string" calcext:value-type="string">
            <text:p>- множество критериев оценки степени достижения поставленных целей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.</text:p>
          </table:table-cell>
          <table:table-cell office:value-type="string" calcext:value-type="string">
            <text:p>Площадь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2.</text:p>
          </table:table-cell>
          <table:table-cell office:value-type="string" calcext:value-type="string">
            <text:p>Цена</text:p>
          </table:table-cell>
          <table:table-cell table:number-columns-repeated="6"/>
          <table:table-cell office:value-type="string" calcext:value-type="string">
            <text:p>Цена</text:p>
          </table:table-cell>
          <table:table-cell office:value-type="string" calcext:value-type="string">
            <text:p>Кол-во комнат</text:p>
          </table:table-cell>
          <table:table-cell office:value-type="string" calcext:value-type="string">
            <text:p>Площадь</text:p>
          </table:table-cell>
          <table:table-cell office:value-type="string" calcext:value-type="string">
            <text:p>Этаж</text:p>
          </table:table-cell>
          <table:table-cell office:value-type="string" calcext:value-type="string">
            <text:p>Время до универа</text:p>
          </table:table-cell>
          <table:table-cell office:value-type="string" calcext:value-type="string">
            <text:p>Комиссия</text:p>
          </table:table-cell>
          <table:table-cell office:value-type="string" calcext:value-type="string">
            <text:p>Интернет</text:p>
          </table:table-cell>
          <table:table-cell office:value-type="string" calcext:value-type="string">
            <text:p>Окна</text:p>
          </table:table-cell>
          <table:table-cell office:value-type="string" calcext:value-type="string">
            <text:p>Домофон</text:p>
          </table:table-cell>
          <table:table-cell office:value-type="string" calcext:value-type="string">
            <text:p>Коммуналка</text:p>
          </table:table-cell>
        </table:table-row>
        <table:table-row table:style-name="ro1">
          <table:table-cell/>
          <table:table-cell office:value-type="string" calcext:value-type="string">
            <text:p>3.</text:p>
          </table:table-cell>
          <table:table-cell office:value-type="string" calcext:value-type="string">
            <text:p>Время до универа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les</text:p>
          </table:table-cell>
          <table:table-cell office:value-type="string" calcext:value-type="string">
            <text:p>- множество шкал измерения по критериям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.</text:p>
          </table:table-cell>
          <table:table-cell office:value-type="string" calcext:value-type="string">
            <text:p>Ранговая шкала (рублей)</text:p>
          </table:table-cell>
          <table:table-cell/>
          <table:table-cell office:value-type="string" calcext:value-type="string">
            <text:p>(1 — 10000, 2 — 11000, 3 — 12000, …, 9 — 18000)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2.</text:p>
          </table:table-cell>
          <table:table-cell office:value-type="string" calcext:value-type="string">
            <text:p>Абсолютная шкала (комнат)</text:p>
          </table:table-cell>
          <table:table-cell table:number-columns-repeated="5"/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3.</text:p>
          </table:table-cell>
          <table:table-cell office:value-type="string" calcext:value-type="string">
            <text:p>Ранговая шкала (м2)</text:p>
          </table:table-cell>
          <table:table-cell/>
          <table:table-cell office:value-type="string" calcext:value-type="string">
            <text:p>(1 — 30, 2 — 35, 3 — 40, 4 — 45, 5 — 50, 6 — 55)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4.</text:p>
          </table:table-cell>
          <table:table-cell office:value-type="string" calcext:value-type="string">
            <text:p>Абсолютная шкала (этаж)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5.</text:p>
          </table:table-cell>
          <table:table-cell office:value-type="string" calcext:value-type="string">
            <text:p>Ранговая шкала (минут)</text:p>
          </table:table-cell>
          <table:table-cell/>
          <table:table-cell office:value-type="string" calcext:value-type="string">
            <text:p>(1 — 0, 2 — 15, 3 — 25, 4 — 40)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6.</text:p>
          </table:table-cell>
          <table:table-cell office:value-type="string" calcext:value-type="string">
            <text:p>Абсолютная шкала (комиссия)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.</text:p>
          </table:table-cell>
          <table:table-cell office:value-type="string" calcext:value-type="string">
            <text:p>Ранговая шкала (наличие)</text:p>
          </table:table-cell>
          <table:table-cell/>
          <table:table-cell office:value-type="string" calcext:value-type="string">
            <text:p>(1 — есть, 0 — нет)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8.</text:p>
          </table:table-cell>
          <table:table-cell office:value-type="string" calcext:value-type="string">
            <text:p>Ранговая шкала (материал)</text:p>
          </table:table-cell>
          <table:table-cell/>
          <table:table-cell office:value-type="string" calcext:value-type="string">
            <text:p>(1 — пластик, 0 — дерево)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- определить тип задачи и обосновать: условия определенности, неопределенности или риска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Условия определенности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Person/Group - определить характер системы предпочтений: индивидуальное или групповое принятие решений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Индивидуальное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Decision</text:p>
          </table:table-cell>
          <table:table-cell office:value-type="string" calcext:value-type="string">
            <text:p>- решающее правило, отражающее систему предпочтений (важность критериев, характер критериев (мин-макс)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Важные критерии — площадь, цена, время до универа</text:p>
          </table:table-cell>
          <table:table-cell table:number-columns-repeated="17"/>
        </table:table-row>
      </table:table>
      <table:table table:name="Лист2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1"/>
        </table:table-row>
        <table:table-row table:style-name="ro1">
          <table:table-cell table:style-name="ce3"/>
          <table:table-cell table:style-name="ce3" office:value-type="string" calcext:value-type="string">
            <text:p>Цена</text:p>
          </table:table-cell>
          <table:table-cell table:style-name="ce3" office:value-type="string" calcext:value-type="string">
            <text:p>Кол-во комнат</text:p>
          </table:table-cell>
          <table:table-cell table:style-name="ce3" office:value-type="string" calcext:value-type="string">
            <text:p>Площадь</text:p>
          </table:table-cell>
          <table:table-cell table:style-name="ce3" office:value-type="string" calcext:value-type="string">
            <text:p>Этаж</text:p>
          </table:table-cell>
          <table:table-cell table:style-name="ce3" office:value-type="string" calcext:value-type="string">
            <text:p>Время до универа</text:p>
          </table:table-cell>
          <table:table-cell table:style-name="ce3" office:value-type="string" calcext:value-type="string">
            <text:p>Комиссия</text:p>
          </table:table-cell>
          <table:table-cell table:style-name="ce3" office:value-type="string" calcext:value-type="string">
            <text:p>Интернет</text:p>
          </table:table-cell>
          <table:table-cell table:style-name="ce3" office:value-type="string" calcext:value-type="string">
            <text:p>Окна</text:p>
          </table:table-cell>
          <table:table-cell table:style-name="ce3" office:value-type="string" calcext:value-type="string">
            <text:p>Домофон</text:p>
          </table:table-cell>
          <table:table-cell table:style-name="ce3" office:value-type="string" calcext:value-type="string">
            <text:p>Коммуналка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15000" calcext:value-type="float">
            <text:p>150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пластик</text:p>
          </table:table-cell>
          <table:table-cell table:number-columns-repeated="2"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5000" calcext:value-type="float">
            <text:p>150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пластик</text:p>
          </table:table-cell>
          <table:table-cell table:number-columns-repeated="2"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дерево</text:p>
          </table:table-cell>
          <table:table-cell table:number-columns-repeated="2"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0500" calcext:value-type="float">
            <text:p>105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пластик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0500" calcext:value-type="float">
            <text:p>105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дерево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5000" calcext:value-type="float">
            <text:p>150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пластик</text:p>
          </table:table-cell>
          <table:table-cell table:number-columns-repeated="2"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5000" calcext:value-type="float">
            <text:p>150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пластик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4000" calcext:value-type="float">
            <text:p>140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пластик</text:p>
          </table:table-cell>
          <table:table-cell table:number-columns-repeated="2"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дерево</text:p>
          </table:table-cell>
          <table:table-cell table:number-columns-repeated="2"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000" calcext:value-type="float">
            <text:p>180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пластик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table:number-columns-repeated="11"/>
        </table:table-row>
        <table:table-row table:style-name="ro1">
          <table:table-cell/>
          <table:table-cell office:value-type="string" calcext:value-type="string">
            <text:p>1. Указание нижних границ критериев</text:p>
          </table:table-cell>
          <table:table-cell table:number-columns-repeated="2"/>
          <table:table-cell office:value-type="string" calcext:value-type="string">
            <text:p>2. Субоптимизация</text:p>
          </table:table-cell>
          <table:table-cell table:number-columns-repeated="2"/>
          <table:table-cell office:value-type="string" calcext:value-type="string">
            <text:p>3. Лексикографическая оптимизация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Цена</text:p>
          </table:table-cell>
          <table:table-cell office:value-type="string" calcext:value-type="string">
            <text:p>&lt;= 20000 рублей</text:p>
          </table:table-cell>
          <table:table-cell/>
          <table:table-cell office:value-type="string" calcext:value-type="string">
            <text:p>Главный критерий: площадь → max</text:p>
          </table:table-cell>
          <table:table-cell table:number-columns-repeated="2"/>
          <table:table-cell office:value-type="string" calcext:value-type="string">
            <text:p>площадь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лощадь</text:p>
          </table:table-cell>
          <table:table-cell office:value-type="string" calcext:value-type="string">
            <text:p>&gt;= 35 м2</text:p>
          </table:table-cell>
          <table:table-cell table:number-columns-repeated="4"/>
          <table:table-cell office:value-type="string" calcext:value-type="string">
            <text:p>цена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Время до универа</text:p>
          </table:table-cell>
          <table:table-cell office:value-type="string" calcext:value-type="string">
            <text:p>&lt;= 25 минут</text:p>
          </table:table-cell>
          <table:table-cell/>
          <table:table-cell office:value-type="string" calcext:value-type="string">
            <text:p>Цена</text:p>
          </table:table-cell>
          <table:table-cell office:value-type="string" calcext:value-type="string">
            <text:p>&lt;= 15000 рублей</text:p>
          </table:table-cell>
          <table:table-cell/>
          <table:table-cell office:value-type="string" calcext:value-type="string">
            <text:p>время до универа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Время до универа</text:p>
          </table:table-cell>
          <table:table-cell office:value-type="string" calcext:value-type="string">
            <text:p>&lt;= 30 минут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4" office:value-type="string" calcext:value-type="string">
            <text:p>2, 6, 9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Цена</text:p>
          </table:table-cell>
          <table:table-cell office:value-type="string" calcext:value-type="string">
            <text:p>&lt;= 15000 рублей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Площадь</text:p>
          </table:table-cell>
          <table:table-cell office:value-type="string" calcext:value-type="string">
            <text:p>&gt;= 40 м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Время до универа</text:p>
          </table:table-cell>
          <table:table-cell office:value-type="string" calcext:value-type="string">
            <text:p>&lt;= 25 минут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4. Обобщенный критерий</text:p>
          </table:table-cell>
          <table:table-cell table:number-columns-repeated="3"/>
          <table:table-cell office:value-type="string" calcext:value-type="string">
            <text:p>Итоги по критериям: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B3]" office:value-type="float" office:value="15000" calcext:value-type="float">
            <text:p>1500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0" calcext:value-type="float">
            <text:p>40</text:p>
          </table:table-cell>
          <table:table-cell table:style-name="ce3"/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B4]" office:value-type="float" office:value="15000" calcext:value-type="float">
            <text:p>1500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5" calcext:value-type="float">
            <text:p>25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B5]" office:value-type="float" office:value="10000" calcext:value-type="float">
            <text:p>1000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B6]" office:value-type="float" office:value="10500" calcext:value-type="float">
            <text:p>1050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5" calcext:value-type="float">
            <text:p>25</text:p>
          </table:table-cell>
          <table:table-cell table:style-name="ce3"/>
          <table:table-cell table:number-columns-repeated="6"/>
        </table:table-row>
        <table:table-row table:style-name="ro1">
          <table:table-cell/>
          <table:table-cell table:style-name="ce3" table:formula="of:=[.B7]" office:value-type="float" office:value="10500" calcext:value-type="float">
            <text:p>1050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0" calcext:value-type="float">
            <text:p>40</text:p>
          </table:table-cell>
          <table:table-cell table:style-name="ce3"/>
          <table:table-cell office:value-type="string" calcext:value-type="string">
            <text:p>Собственный выбор: </text:p>
          </table:table-cell>
          <table:table-cell table:style-name="ce4" office:value-type="float" office:value="8" calcext:value-type="float">
            <text:p>8</text:p>
          </table:table-cell>
          <table:table-cell table:style-name="ce3" table:number-columns-repeated="4"/>
        </table:table-row>
        <table:table-row table:style-name="ro1">
          <table:table-cell/>
          <table:table-cell table:style-name="ce3" table:formula="of:=[.B8]" office:value-type="float" office:value="15000" calcext:value-type="float">
            <text:p>1500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5" calcext:value-type="float">
            <text:p>25</text:p>
          </table:table-cell>
          <table:table-cell table:style-name="ce3"/>
          <table:table-cell table:number-columns-repeated="2"/>
          <table:table-cell table:style-name="ce3" table:number-columns-repeated="4"/>
        </table:table-row>
        <table:table-row table:style-name="ro1">
          <table:table-cell/>
          <table:table-cell table:style-name="ce3" table:formula="of:=[.B9]" office:value-type="float" office:value="15000" calcext:value-type="float">
            <text:p>1500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0" calcext:value-type="float">
            <text:p>40</text:p>
          </table:table-cell>
          <table:table-cell table:style-name="ce3"/>
          <table:table-cell table:number-columns-repeated="2"/>
          <table:table-cell table:style-name="ce3" table:number-columns-repeated="4"/>
        </table:table-row>
        <table:table-row table:style-name="ro1">
          <table:table-cell/>
          <table:table-cell table:style-name="ce3" table:formula="of:=[.B10]" office:value-type="float" office:value="14000" calcext:value-type="float">
            <text:p>1400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40" calcext:value-type="float">
            <text:p>40</text:p>
          </table:table-cell>
          <table:table-cell table:style-name="ce3"/>
          <table:table-cell table:number-columns-repeated="2"/>
          <table:table-cell table:style-name="ce3" table:number-columns-repeated="4"/>
        </table:table-row>
        <table:table-row table:style-name="ro1">
          <table:table-cell/>
          <table:table-cell table:style-name="ce3" table:formula="of:=[.B11]" office:value-type="float" office:value="10000" calcext:value-type="float">
            <text:p>1000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2"/>
          <table:table-cell table:style-name="ce3" table:number-columns-repeated="4"/>
        </table:table-row>
        <table:table-row table:style-name="ro1">
          <table:table-cell/>
          <table:table-cell table:style-name="ce3" table:formula="of:=[.B12]" office:value-type="float" office:value="18000" calcext:value-type="float">
            <text:p>1800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number-columns-repeated="2"/>
          <table:table-cell table:style-name="ce3" table:number-columns-repeated="4"/>
        </table:table-row>
        <table:table-row table:style-name="ro1">
          <table:table-cell table:number-columns-repeated="7"/>
          <table:table-cell table:style-name="ce3" table:number-columns-repeated="4"/>
        </table:table-row>
        <table:table-row table:style-name="ro1">
          <table:table-cell/>
          <table:table-cell table:formula="of:=MAX([.B33:.B42])" office:value-type="float" office:value="18000" calcext:value-type="float">
            <text:p>18000</text:p>
          </table:table-cell>
          <table:table-cell table:formula="of:=MAX([.C33:.C42])" office:value-type="float" office:value="55" calcext:value-type="float">
            <text:p>55</text:p>
          </table:table-cell>
          <table:table-cell table:formula="of:=MAX([.D33:.D42])" office:value-type="float" office:value="40" calcext:value-type="float">
            <text:p>40</text:p>
          </table:table-cell>
          <table:table-cell table:number-columns-repeated="3"/>
          <table:table-cell table:style-name="ce3" table:number-columns-repeated="4"/>
        </table:table-row>
        <table:table-row table:style-name="ro1">
          <table:table-cell table:number-columns-repeated="7"/>
          <table:table-cell table:style-name="ce3" table:number-columns-repeated="4"/>
        </table:table-row>
        <table:table-row table:style-name="ro1">
          <table:table-cell/>
          <table:table-cell table:style-name="ce5" table:formula="of:=[.B33]/[.$B$44]*-1" office:value-type="float" office:value="-0.833333333333333" calcext:value-type="float">
            <text:p>-0,833</text:p>
          </table:table-cell>
          <table:table-cell table:style-name="ce5" table:formula="of:=[.C33]/[.$C$44]" office:value-type="float" office:value="0.636363636363636" calcext:value-type="float">
            <text:p>0,636</text:p>
          </table:table-cell>
          <table:table-cell table:style-name="ce5" table:formula="of:=[.D33]/[.$D$44]*-1" office:value-type="float" office:value="-1" calcext:value-type="float">
            <text:p>-1,000</text:p>
          </table:table-cell>
          <table:table-cell/>
          <table:table-cell table:formula="of:=[.B46]*[.$B$56]+[.C46]*[.$C$56]+[.D46]*[.$D$56]" office:value-type="float" office:value="-0.115151515151515" calcext:value-type="float">
            <text:p>-0,115151515151515</text:p>
          </table:table-cell>
          <table:table-cell/>
          <table:table-cell table:style-name="ce3" table:number-columns-repeated="4"/>
        </table:table-row>
        <table:table-row table:style-name="ro1">
          <table:table-cell/>
          <table:table-cell table:style-name="ce5" table:formula="of:=[.B34]/[.$B$44]*-1" office:value-type="float" office:value="-0.833333333333333" calcext:value-type="float">
            <text:p>-0,833</text:p>
          </table:table-cell>
          <table:table-cell table:style-name="ce5" table:formula="of:=[.C34]/[.$C$44]" office:value-type="float" office:value="0.8" calcext:value-type="float">
            <text:p>0,800</text:p>
          </table:table-cell>
          <table:table-cell table:style-name="ce5" table:formula="of:=[.D34]/[.$D$44]*-1" office:value-type="float" office:value="-0.625" calcext:value-type="float">
            <text:p>-0,625</text:p>
          </table:table-cell>
          <table:table-cell/>
          <table:table-cell table:formula="of:=[.B47]*[.$B$56]+[.C47]*[.$C$56]+[.D47]*[.$D$56]" office:value-type="float" office:value="0.00416666666666665" calcext:value-type="float">
            <text:p>0,004166666666667</text:p>
          </table:table-cell>
          <table:table-cell table:number-columns-repeated="5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6" table:formula="of:=[.B35]/[.$B$44]*-1" office:value-type="float" office:value="-0.555555555555556" calcext:value-type="float">
            <text:p>-0,556</text:p>
          </table:table-cell>
          <table:table-cell table:style-name="ce6" table:formula="of:=[.C35]/[.$C$44]" office:value-type="float" office:value="0.727272727272727" calcext:value-type="float">
            <text:p>0,727</text:p>
          </table:table-cell>
          <table:table-cell table:style-name="ce6" table:formula="of:=[.D35]/[.$D$44]*-1" office:value-type="float" office:value="-0.5" calcext:value-type="float">
            <text:p>-0,500</text:p>
          </table:table-cell>
          <table:table-cell/>
          <table:table-cell table:style-name="ce4" table:formula="of:=[.B48]*[.$B$56]+[.C48]*[.$C$56]+[.D48]*[.$D$56]" office:value-type="float" office:value="0.0914141414141414" calcext:value-type="float">
            <text:p>0,091414141414141</text:p>
          </table:table-cell>
          <table:table-cell table:number-columns-repeated="5"/>
        </table:table-row>
        <table:table-row table:style-name="ro1">
          <table:table-cell/>
          <table:table-cell table:style-name="ce5" table:formula="of:=[.B36]/[.$B$44]*-1" office:value-type="float" office:value="-0.583333333333333" calcext:value-type="float">
            <text:p>-0,583</text:p>
          </table:table-cell>
          <table:table-cell table:style-name="ce5" table:formula="of:=[.C36]/[.$C$44]" office:value-type="float" office:value="0.727272727272727" calcext:value-type="float">
            <text:p>0,727</text:p>
          </table:table-cell>
          <table:table-cell table:style-name="ce5" table:formula="of:=[.D36]/[.$D$44]*-1" office:value-type="float" office:value="-0.625" calcext:value-type="float">
            <text:p>-0,625</text:p>
          </table:table-cell>
          <table:table-cell/>
          <table:table-cell table:formula="of:=[.B49]*[.$B$56]+[.C49]*[.$C$56]+[.D49]*[.$D$56]" office:value-type="float" office:value="0.0678030303030303" calcext:value-type="float">
            <text:p>0,06780303030303</text:p>
          </table:table-cell>
          <table:table-cell table:number-columns-repeated="5"/>
        </table:table-row>
        <table:table-row table:style-name="ro1">
          <table:table-cell/>
          <table:table-cell table:style-name="ce5" table:formula="of:=[.B37]/[.$B$44]*-1" office:value-type="float" office:value="-0.583333333333333" calcext:value-type="float">
            <text:p>-0,583</text:p>
          </table:table-cell>
          <table:table-cell table:style-name="ce5" table:formula="of:=[.C37]/[.$C$44]" office:value-type="float" office:value="0.690909090909091" calcext:value-type="float">
            <text:p>0,691</text:p>
          </table:table-cell>
          <table:table-cell table:style-name="ce5" table:formula="of:=[.D37]/[.$D$44]*-1" office:value-type="float" office:value="-1" calcext:value-type="float">
            <text:p>-1,000</text:p>
          </table:table-cell>
          <table:table-cell/>
          <table:table-cell table:formula="of:=[.B50]*[.$B$56]+[.C50]*[.$C$56]+[.D50]*[.$D$56]" office:value-type="float" office:value="0.0121212121212121" calcext:value-type="float">
            <text:p>0,012121212121212</text:p>
          </table:table-cell>
          <table:table-cell table:number-columns-repeated="5"/>
        </table:table-row>
        <table:table-row table:style-name="ro1">
          <table:table-cell/>
          <table:table-cell table:style-name="ce5" table:formula="of:=[.B38]/[.$B$44]*-1" office:value-type="float" office:value="-0.833333333333333" calcext:value-type="float">
            <text:p>-0,833</text:p>
          </table:table-cell>
          <table:table-cell table:style-name="ce5" table:formula="of:=[.C38]/[.$C$44]" office:value-type="float" office:value="0.636363636363636" calcext:value-type="float">
            <text:p>0,636</text:p>
          </table:table-cell>
          <table:table-cell table:style-name="ce5" table:formula="of:=[.D38]/[.$D$44]*-1" office:value-type="float" office:value="-0.625" calcext:value-type="float">
            <text:p>-0,625</text:p>
          </table:table-cell>
          <table:table-cell/>
          <table:table-cell table:formula="of:=[.B51]*[.$B$56]+[.C51]*[.$C$56]+[.D51]*[.$D$56]" office:value-type="float" office:value="-0.0776515151515152" calcext:value-type="float">
            <text:p>-0,077651515151515</text:p>
          </table:table-cell>
          <table:table-cell table:number-columns-repeated="5"/>
        </table:table-row>
        <table:table-row table:style-name="ro1">
          <table:table-cell/>
          <table:table-cell table:style-name="ce5" table:formula="of:=[.B39]/[.$B$44]*-1" office:value-type="float" office:value="-0.833333333333333" calcext:value-type="float">
            <text:p>-0,833</text:p>
          </table:table-cell>
          <table:table-cell table:style-name="ce5" table:formula="of:=[.C39]/[.$C$44]" office:value-type="float" office:value="0.618181818181818" calcext:value-type="float">
            <text:p>0,618</text:p>
          </table:table-cell>
          <table:table-cell table:style-name="ce5" table:formula="of:=[.D39]/[.$D$44]*-1" office:value-type="float" office:value="-1" calcext:value-type="float">
            <text:p>-1,000</text:p>
          </table:table-cell>
          <table:table-cell/>
          <table:table-cell table:formula="of:=[.B52]*[.$B$56]+[.C52]*[.$C$56]+[.D52]*[.$D$56]" office:value-type="float" office:value="-0.124242424242424" calcext:value-type="float">
            <text:p>-0,124242424242424</text:p>
          </table:table-cell>
          <table:table-cell table:number-columns-repeated="5"/>
        </table:table-row>
        <table:table-row table:style-name="ro1">
          <table:table-cell/>
          <table:table-cell table:style-name="ce5" table:formula="of:=[.B40]/[.$B$44]*-1" office:value-type="float" office:value="-0.777777777777778" calcext:value-type="float">
            <text:p>-0,778</text:p>
          </table:table-cell>
          <table:table-cell table:style-name="ce5" table:formula="of:=[.C40]/[.$C$44]" office:value-type="float" office:value="1" calcext:value-type="float">
            <text:p>1,000</text:p>
          </table:table-cell>
          <table:table-cell table:style-name="ce5" table:formula="of:=[.D40]/[.$D$44]*-1" office:value-type="float" office:value="-1" calcext:value-type="float">
            <text:p>-1,000</text:p>
          </table:table-cell>
          <table:table-cell/>
          <table:table-cell table:formula="of:=[.B53]*[.$B$56]+[.C53]*[.$C$56]+[.D53]*[.$D$56]" office:value-type="float" office:value="0.0888888888888889" calcext:value-type="float">
            <text:p>0,088888888888889</text:p>
          </table:table-cell>
          <table:table-cell table:number-columns-repeated="5"/>
        </table:table-row>
        <table:table-row table:style-name="ro1">
          <table:table-cell/>
          <table:table-cell table:style-name="ce5" table:formula="of:=[.B41]/[.$B$44]*-1" office:value-type="float" office:value="-0.555555555555556" calcext:value-type="float">
            <text:p>-0,556</text:p>
          </table:table-cell>
          <table:table-cell table:style-name="ce5" table:formula="of:=[.C41]/[.$C$44]" office:value-type="float" office:value="0.636363636363636" calcext:value-type="float">
            <text:p>0,636</text:p>
          </table:table-cell>
          <table:table-cell table:style-name="ce5" table:formula="of:=[.D41]/[.$D$44]*-1" office:value-type="float" office:value="-0.075" calcext:value-type="float">
            <text:p>-0,075</text:p>
          </table:table-cell>
          <table:table-cell/>
          <table:table-cell table:formula="of:=[.B54]*[.$B$56]+[.C54]*[.$C$56]+[.D54]*[.$D$56]" office:value-type="float" office:value="0.0884595959595959" calcext:value-type="float">
            <text:p>0,088459595959596</text:p>
          </table:table-cell>
          <table:table-cell table:number-columns-repeated="5"/>
        </table:table-row>
        <table:table-row table:style-name="ro1">
          <table:table-cell/>
          <table:table-cell table:style-name="ce5" table:formula="of:=[.B42]/[.$B$44]*-1" office:value-type="float" office:value="-1" calcext:value-type="float">
            <text:p>-1,000</text:p>
          </table:table-cell>
          <table:table-cell table:style-name="ce5" table:formula="of:=[.C42]/[.$C$44]" office:value-type="float" office:value="0.909090909090909" calcext:value-type="float">
            <text:p>0,909</text:p>
          </table:table-cell>
          <table:table-cell table:style-name="ce5" table:formula="of:=[.D42]/[.$D$44]*-1" office:value-type="float" office:value="-0.75" calcext:value-type="float">
            <text:p>-0,750</text:p>
          </table:table-cell>
          <table:table-cell/>
          <table:table-cell table:formula="of:=[.B55]*[.$B$56]+[.C55]*[.$C$56]+[.D55]*[.$D$56]" office:value-type="float" office:value="-0.0204545454545455" calcext:value-type="float">
            <text:p>-0,020454545454546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4" table:formula="of:=MAX([.F46:.F55])" office:value-type="float" office:value="0.0914141414141414" calcext:value-type="float">
            <text:p>0,091414141414141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MAX([.B46:.B55])" office:value-type="float" office:value="-0.555555555555556" calcext:value-type="float">
            <text:p>-0,555555555555556</text:p>
          </table:table-cell>
          <table:table-cell table:formula="of:=MAX([.C46:.C55])" office:value-type="float" office:value="1" calcext:value-type="float">
            <text:p>1</text:p>
          </table:table-cell>
          <table:table-cell table:formula="of:=MAX([.D46:.D55])" office:value-type="float" office:value="-0.075" calcext:value-type="float">
            <text:p>-0,075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number-columns-repeated="5"/>
        </table:table-row>
      </table:table>
      <table:table table:name="Лист3" table:style-name="ta1">
        <table:shapes>
          <draw:frame draw:z-index="0" draw:style-name="gr1" draw:text-style-name="P1" svg:width="160.05mm" svg:height="90.13mm" svg:x="187.91mm" svg:y="40.1mm">
            <draw:object draw:notify-on-update-of-ranges="Лист3.C6:Лист3.C30 Лист3.D6:Лист3.D30 Лист3.C6:Лист3.C30 Лист3.E6:Лист3.E30 Лист3.C6:Лист3.C30 Лист3.F6:Лист3.F30 Лист3.C6:Лист3.C30 Лист3.G6:Лист3.G30 Лист3.C6:Лист3.C30 Лист3.H6:Лист3.H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ISP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$B$4]*[.$C6]+[.$C$4]" office:value-type="float" office:value="7" calcext:value-type="float">
            <text:p>7</text:p>
          </table:table-cell>
          <table:table-cell table:formula="of:=[.$C6]+(RANDBETWEEN(0;100)/100)*[.$D$4]+(RANDBETWEEN(0;100)/100)*[.$D$4]+(RANDBETWEEN(0;100)/100)*[.$D$4]+(RANDBETWEEN(0;100)/100)*[.$D$4]+(RANDBETWEEN(0;100)/100)*[.$D$4]+(RANDBETWEEN(0;100)/100)*[.$D$4]" office:value-type="float" office:value="7.34" calcext:value-type="float">
            <text:p>7,34</text:p>
          </table:table-cell>
          <table:table-cell table:formula="of:=[.$C6]+(RANDBETWEEN(0;100)/100)*[.$D$4]+(RANDBETWEEN(0;100)/100)*[.$D$4]+(RANDBETWEEN(0;100)/100)*[.$D$4]+(RANDBETWEEN(0;100)/100)*[.$D$4]+(RANDBETWEEN(0;100)/100)*[.$D$4]+(RANDBETWEEN(0;100)/100)*[.$D$4]" office:value-type="float" office:value="12.35" calcext:value-type="float">
            <text:p>12,35</text:p>
          </table:table-cell>
          <table:table-cell table:formula="of:=[.$C6]+(RANDBETWEEN(0;100)/100)*[.$D$4]+(RANDBETWEEN(0;100)/100)*[.$D$4]+(RANDBETWEEN(0;100)/100)*[.$D$4]+(RANDBETWEEN(0;100)/100)*[.$D$4]+(RANDBETWEEN(0;100)/100)*[.$D$4]+(RANDBETWEEN(0;100)/100)*[.$D$4]" office:value-type="float" office:value="10.31" calcext:value-type="float">
            <text:p>10,31</text:p>
          </table:table-cell>
          <table:table-cell table:formula="of:=[.$C6]+(RANDBETWEEN(0;100)/100)*[.$D$4]+(RANDBETWEEN(0;100)/100)*[.$D$4]+(RANDBETWEEN(0;100)/100)*[.$D$4]+(RANDBETWEEN(0;100)/100)*[.$D$4]+(RANDBETWEEN(0;100)/100)*[.$D$4]+(RANDBETWEEN(0;100)/100)*[.$D$4]" office:value-type="float" office:value="13.04" calcext:value-type="float">
            <text:p>13,04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$B$4]*[.$C7]+[.$C$4]" office:value-type="float" office:value="9" calcext:value-type="float">
            <text:p>9</text:p>
          </table:table-cell>
          <table:table-cell table:formula="of:=[.$C7]+(RANDBETWEEN(0;100)/100)*[.$D$4]+(RANDBETWEEN(0;100)/100)*[.$D$4]+(RANDBETWEEN(0;100)/100)*[.$D$4]+(RANDBETWEEN(0;100)/100)*[.$D$4]+(RANDBETWEEN(0;100)/100)*[.$D$4]+(RANDBETWEEN(0;100)/100)*[.$D$4]" office:value-type="float" office:value="13.18" calcext:value-type="float">
            <text:p>13,18</text:p>
          </table:table-cell>
          <table:table-cell table:formula="of:=[.$C7]+(RANDBETWEEN(0;100)/100)*[.$D$4]+(RANDBETWEEN(0;100)/100)*[.$D$4]+(RANDBETWEEN(0;100)/100)*[.$D$4]+(RANDBETWEEN(0;100)/100)*[.$D$4]+(RANDBETWEEN(0;100)/100)*[.$D$4]+(RANDBETWEEN(0;100)/100)*[.$D$4]" office:value-type="float" office:value="12.94" calcext:value-type="float">
            <text:p>12,94</text:p>
          </table:table-cell>
          <table:table-cell table:formula="of:=[.$C7]+(RANDBETWEEN(0;100)/100)*[.$D$4]+(RANDBETWEEN(0;100)/100)*[.$D$4]+(RANDBETWEEN(0;100)/100)*[.$D$4]+(RANDBETWEEN(0;100)/100)*[.$D$4]+(RANDBETWEEN(0;100)/100)*[.$D$4]+(RANDBETWEEN(0;100)/100)*[.$D$4]" office:value-type="float" office:value="15.52" calcext:value-type="float">
            <text:p>15,52</text:p>
          </table:table-cell>
          <table:table-cell table:formula="of:=[.$C7]+(RANDBETWEEN(0;100)/100)*[.$D$4]+(RANDBETWEEN(0;100)/100)*[.$D$4]+(RANDBETWEEN(0;100)/100)*[.$D$4]+(RANDBETWEEN(0;100)/100)*[.$D$4]+(RANDBETWEEN(0;100)/100)*[.$D$4]+(RANDBETWEEN(0;100)/100)*[.$D$4]" office:value-type="float" office:value="11.65" calcext:value-type="float">
            <text:p>11,65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[.$B$4]*[.$C8]+[.$C$4]" office:value-type="float" office:value="11" calcext:value-type="float">
            <text:p>11</text:p>
          </table:table-cell>
          <table:table-cell table:formula="of:=[.$C8]+(RANDBETWEEN(0;100)/100)*[.$D$4]+(RANDBETWEEN(0;100)/100)*[.$D$4]+(RANDBETWEEN(0;100)/100)*[.$D$4]+(RANDBETWEEN(0;100)/100)*[.$D$4]+(RANDBETWEEN(0;100)/100)*[.$D$4]+(RANDBETWEEN(0;100)/100)*[.$D$4]" office:value-type="float" office:value="11.58" calcext:value-type="float">
            <text:p>11,58</text:p>
          </table:table-cell>
          <table:table-cell table:formula="of:=[.$C8]+(RANDBETWEEN(0;100)/100)*[.$D$4]+(RANDBETWEEN(0;100)/100)*[.$D$4]+(RANDBETWEEN(0;100)/100)*[.$D$4]+(RANDBETWEEN(0;100)/100)*[.$D$4]+(RANDBETWEEN(0;100)/100)*[.$D$4]+(RANDBETWEEN(0;100)/100)*[.$D$4]" office:value-type="float" office:value="17.67" calcext:value-type="float">
            <text:p>17,67</text:p>
          </table:table-cell>
          <table:table-cell table:formula="of:=[.$C8]+(RANDBETWEEN(0;100)/100)*[.$D$4]+(RANDBETWEEN(0;100)/100)*[.$D$4]+(RANDBETWEEN(0;100)/100)*[.$D$4]+(RANDBETWEEN(0;100)/100)*[.$D$4]+(RANDBETWEEN(0;100)/100)*[.$D$4]+(RANDBETWEEN(0;100)/100)*[.$D$4]" office:value-type="float" office:value="14.19" calcext:value-type="float">
            <text:p>14,19</text:p>
          </table:table-cell>
          <table:table-cell table:formula="of:=[.$C8]+(RANDBETWEEN(0;100)/100)*[.$D$4]+(RANDBETWEEN(0;100)/100)*[.$D$4]+(RANDBETWEEN(0;100)/100)*[.$D$4]+(RANDBETWEEN(0;100)/100)*[.$D$4]+(RANDBETWEEN(0;100)/100)*[.$D$4]+(RANDBETWEEN(0;100)/100)*[.$D$4]" office:value-type="float" office:value="13.5" calcext:value-type="float">
            <text:p>13,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[.$B$4]*[.$C9]+[.$C$4]" office:value-type="float" office:value="13" calcext:value-type="float">
            <text:p>13</text:p>
          </table:table-cell>
          <table:table-cell table:formula="of:=[.$C9]+(RANDBETWEEN(0;100)/100)*[.$D$4]+(RANDBETWEEN(0;100)/100)*[.$D$4]+(RANDBETWEEN(0;100)/100)*[.$D$4]+(RANDBETWEEN(0;100)/100)*[.$D$4]+(RANDBETWEEN(0;100)/100)*[.$D$4]+(RANDBETWEEN(0;100)/100)*[.$D$4]" office:value-type="float" office:value="16.91" calcext:value-type="float">
            <text:p>16,91</text:p>
          </table:table-cell>
          <table:table-cell table:formula="of:=[.$C9]+(RANDBETWEEN(0;100)/100)*[.$D$4]+(RANDBETWEEN(0;100)/100)*[.$D$4]+(RANDBETWEEN(0;100)/100)*[.$D$4]+(RANDBETWEEN(0;100)/100)*[.$D$4]+(RANDBETWEEN(0;100)/100)*[.$D$4]+(RANDBETWEEN(0;100)/100)*[.$D$4]" office:value-type="float" office:value="15.92" calcext:value-type="float">
            <text:p>15,92</text:p>
          </table:table-cell>
          <table:table-cell table:formula="of:=[.$C9]+(RANDBETWEEN(0;100)/100)*[.$D$4]+(RANDBETWEEN(0;100)/100)*[.$D$4]+(RANDBETWEEN(0;100)/100)*[.$D$4]+(RANDBETWEEN(0;100)/100)*[.$D$4]+(RANDBETWEEN(0;100)/100)*[.$D$4]+(RANDBETWEEN(0;100)/100)*[.$D$4]" office:value-type="float" office:value="17.54" calcext:value-type="float">
            <text:p>17,54</text:p>
          </table:table-cell>
          <table:table-cell table:formula="of:=[.$C9]+(RANDBETWEEN(0;100)/100)*[.$D$4]+(RANDBETWEEN(0;100)/100)*[.$D$4]+(RANDBETWEEN(0;100)/100)*[.$D$4]+(RANDBETWEEN(0;100)/100)*[.$D$4]+(RANDBETWEEN(0;100)/100)*[.$D$4]+(RANDBETWEEN(0;100)/100)*[.$D$4]" office:value-type="float" office:value="20.54" calcext:value-type="float">
            <text:p>20,54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[.$B$4]*[.$C10]+[.$C$4]" office:value-type="float" office:value="15" calcext:value-type="float">
            <text:p>15</text:p>
          </table:table-cell>
          <table:table-cell table:formula="of:=[.$C10]+(RANDBETWEEN(0;100)/100)*[.$D$4]+(RANDBETWEEN(0;100)/100)*[.$D$4]+(RANDBETWEEN(0;100)/100)*[.$D$4]+(RANDBETWEEN(0;100)/100)*[.$D$4]+(RANDBETWEEN(0;100)/100)*[.$D$4]+(RANDBETWEEN(0;100)/100)*[.$D$4]" office:value-type="float" office:value="16.15" calcext:value-type="float">
            <text:p>16,15</text:p>
          </table:table-cell>
          <table:table-cell table:formula="of:=[.$C10]+(RANDBETWEEN(0;100)/100)*[.$D$4]+(RANDBETWEEN(0;100)/100)*[.$D$4]+(RANDBETWEEN(0;100)/100)*[.$D$4]+(RANDBETWEEN(0;100)/100)*[.$D$4]+(RANDBETWEEN(0;100)/100)*[.$D$4]+(RANDBETWEEN(0;100)/100)*[.$D$4]" office:value-type="float" office:value="20.14" calcext:value-type="float">
            <text:p>20,14</text:p>
          </table:table-cell>
          <table:table-cell table:formula="of:=[.$C10]+(RANDBETWEEN(0;100)/100)*[.$D$4]+(RANDBETWEEN(0;100)/100)*[.$D$4]+(RANDBETWEEN(0;100)/100)*[.$D$4]+(RANDBETWEEN(0;100)/100)*[.$D$4]+(RANDBETWEEN(0;100)/100)*[.$D$4]+(RANDBETWEEN(0;100)/100)*[.$D$4]" office:value-type="float" office:value="20.71" calcext:value-type="float">
            <text:p>20,71</text:p>
          </table:table-cell>
          <table:table-cell table:formula="of:=[.$C10]+(RANDBETWEEN(0;100)/100)*[.$D$4]+(RANDBETWEEN(0;100)/100)*[.$D$4]+(RANDBETWEEN(0;100)/100)*[.$D$4]+(RANDBETWEEN(0;100)/100)*[.$D$4]+(RANDBETWEEN(0;100)/100)*[.$D$4]+(RANDBETWEEN(0;100)/100)*[.$D$4]" office:value-type="float" office:value="19.63" calcext:value-type="float">
            <text:p>19,63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[.$B$4]*[.$C11]+[.$C$4]" office:value-type="float" office:value="17" calcext:value-type="float">
            <text:p>17</text:p>
          </table:table-cell>
          <table:table-cell table:formula="of:=[.$C11]+(RANDBETWEEN(0;100)/100)*[.$D$4]+(RANDBETWEEN(0;100)/100)*[.$D$4]+(RANDBETWEEN(0;100)/100)*[.$D$4]+(RANDBETWEEN(0;100)/100)*[.$D$4]+(RANDBETWEEN(0;100)/100)*[.$D$4]+(RANDBETWEEN(0;100)/100)*[.$D$4]" office:value-type="float" office:value="21.33" calcext:value-type="float">
            <text:p>21,33</text:p>
          </table:table-cell>
          <table:table-cell table:formula="of:=[.$C11]+(RANDBETWEEN(0;100)/100)*[.$D$4]+(RANDBETWEEN(0;100)/100)*[.$D$4]+(RANDBETWEEN(0;100)/100)*[.$D$4]+(RANDBETWEEN(0;100)/100)*[.$D$4]+(RANDBETWEEN(0;100)/100)*[.$D$4]+(RANDBETWEEN(0;100)/100)*[.$D$4]" office:value-type="float" office:value="19.47" calcext:value-type="float">
            <text:p>19,47</text:p>
          </table:table-cell>
          <table:table-cell table:formula="of:=[.$C11]+(RANDBETWEEN(0;100)/100)*[.$D$4]+(RANDBETWEEN(0;100)/100)*[.$D$4]+(RANDBETWEEN(0;100)/100)*[.$D$4]+(RANDBETWEEN(0;100)/100)*[.$D$4]+(RANDBETWEEN(0;100)/100)*[.$D$4]+(RANDBETWEEN(0;100)/100)*[.$D$4]" office:value-type="float" office:value="19.53" calcext:value-type="float">
            <text:p>19,53</text:p>
          </table:table-cell>
          <table:table-cell table:formula="of:=[.$C11]+(RANDBETWEEN(0;100)/100)*[.$D$4]+(RANDBETWEEN(0;100)/100)*[.$D$4]+(RANDBETWEEN(0;100)/100)*[.$D$4]+(RANDBETWEEN(0;100)/100)*[.$D$4]+(RANDBETWEEN(0;100)/100)*[.$D$4]+(RANDBETWEEN(0;100)/100)*[.$D$4]" office:value-type="float" office:value="16.56" calcext:value-type="float">
            <text:p>16,56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[.$B$4]*[.$C12]+[.$C$4]" office:value-type="float" office:value="19" calcext:value-type="float">
            <text:p>19</text:p>
          </table:table-cell>
          <table:table-cell table:formula="of:=[.$C12]+(RANDBETWEEN(0;100)/100)*[.$D$4]+(RANDBETWEEN(0;100)/100)*[.$D$4]+(RANDBETWEEN(0;100)/100)*[.$D$4]+(RANDBETWEEN(0;100)/100)*[.$D$4]+(RANDBETWEEN(0;100)/100)*[.$D$4]+(RANDBETWEEN(0;100)/100)*[.$D$4]" office:value-type="float" office:value="23.36" calcext:value-type="float">
            <text:p>23,36</text:p>
          </table:table-cell>
          <table:table-cell table:formula="of:=[.$C12]+(RANDBETWEEN(0;100)/100)*[.$D$4]+(RANDBETWEEN(0;100)/100)*[.$D$4]+(RANDBETWEEN(0;100)/100)*[.$D$4]+(RANDBETWEEN(0;100)/100)*[.$D$4]+(RANDBETWEEN(0;100)/100)*[.$D$4]+(RANDBETWEEN(0;100)/100)*[.$D$4]" office:value-type="float" office:value="25.61" calcext:value-type="float">
            <text:p>25,61</text:p>
          </table:table-cell>
          <table:table-cell table:formula="of:=[.$C12]+(RANDBETWEEN(0;100)/100)*[.$D$4]+(RANDBETWEEN(0;100)/100)*[.$D$4]+(RANDBETWEEN(0;100)/100)*[.$D$4]+(RANDBETWEEN(0;100)/100)*[.$D$4]+(RANDBETWEEN(0;100)/100)*[.$D$4]+(RANDBETWEEN(0;100)/100)*[.$D$4]" office:value-type="float" office:value="23.21" calcext:value-type="float">
            <text:p>23,21</text:p>
          </table:table-cell>
          <table:table-cell table:formula="of:=[.$C12]+(RANDBETWEEN(0;100)/100)*[.$D$4]+(RANDBETWEEN(0;100)/100)*[.$D$4]+(RANDBETWEEN(0;100)/100)*[.$D$4]+(RANDBETWEEN(0;100)/100)*[.$D$4]+(RANDBETWEEN(0;100)/100)*[.$D$4]+(RANDBETWEEN(0;100)/100)*[.$D$4]" office:value-type="float" office:value="19.1" calcext:value-type="float">
            <text:p>19,1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$B$4]*[.$C13]+[.$C$4]" office:value-type="float" office:value="21" calcext:value-type="float">
            <text:p>21</text:p>
          </table:table-cell>
          <table:table-cell table:formula="of:=[.$C13]+(RANDBETWEEN(0;100)/100)*[.$D$4]+(RANDBETWEEN(0;100)/100)*[.$D$4]+(RANDBETWEEN(0;100)/100)*[.$D$4]+(RANDBETWEEN(0;100)/100)*[.$D$4]+(RANDBETWEEN(0;100)/100)*[.$D$4]+(RANDBETWEEN(0;100)/100)*[.$D$4]" office:value-type="float" office:value="26.08" calcext:value-type="float">
            <text:p>26,08</text:p>
          </table:table-cell>
          <table:table-cell table:formula="of:=[.$C13]+(RANDBETWEEN(0;100)/100)*[.$D$4]+(RANDBETWEEN(0;100)/100)*[.$D$4]+(RANDBETWEEN(0;100)/100)*[.$D$4]+(RANDBETWEEN(0;100)/100)*[.$D$4]+(RANDBETWEEN(0;100)/100)*[.$D$4]+(RANDBETWEEN(0;100)/100)*[.$D$4]" office:value-type="float" office:value="23.77" calcext:value-type="float">
            <text:p>23,77</text:p>
          </table:table-cell>
          <table:table-cell table:formula="of:=[.$C13]+(RANDBETWEEN(0;100)/100)*[.$D$4]+(RANDBETWEEN(0;100)/100)*[.$D$4]+(RANDBETWEEN(0;100)/100)*[.$D$4]+(RANDBETWEEN(0;100)/100)*[.$D$4]+(RANDBETWEEN(0;100)/100)*[.$D$4]+(RANDBETWEEN(0;100)/100)*[.$D$4]" office:value-type="float" office:value="24.7" calcext:value-type="float">
            <text:p>24,7</text:p>
          </table:table-cell>
          <table:table-cell table:formula="of:=[.$C13]+(RANDBETWEEN(0;100)/100)*[.$D$4]+(RANDBETWEEN(0;100)/100)*[.$D$4]+(RANDBETWEEN(0;100)/100)*[.$D$4]+(RANDBETWEEN(0;100)/100)*[.$D$4]+(RANDBETWEEN(0;100)/100)*[.$D$4]+(RANDBETWEEN(0;100)/100)*[.$D$4]" office:value-type="float" office:value="25.99" calcext:value-type="float">
            <text:p>25,99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[.$B$4]*[.$C14]+[.$C$4]" office:value-type="float" office:value="23" calcext:value-type="float">
            <text:p>23</text:p>
          </table:table-cell>
          <table:table-cell table:formula="of:=[.$C14]+(RANDBETWEEN(0;100)/100)*[.$D$4]+(RANDBETWEEN(0;100)/100)*[.$D$4]+(RANDBETWEEN(0;100)/100)*[.$D$4]+(RANDBETWEEN(0;100)/100)*[.$D$4]+(RANDBETWEEN(0;100)/100)*[.$D$4]+(RANDBETWEEN(0;100)/100)*[.$D$4]" office:value-type="float" office:value="26.19" calcext:value-type="float">
            <text:p>26,19</text:p>
          </table:table-cell>
          <table:table-cell table:formula="of:=[.$C14]+(RANDBETWEEN(0;100)/100)*[.$D$4]+(RANDBETWEEN(0;100)/100)*[.$D$4]+(RANDBETWEEN(0;100)/100)*[.$D$4]+(RANDBETWEEN(0;100)/100)*[.$D$4]+(RANDBETWEEN(0;100)/100)*[.$D$4]+(RANDBETWEEN(0;100)/100)*[.$D$4]" office:value-type="float" office:value="27.87" calcext:value-type="float">
            <text:p>27,87</text:p>
          </table:table-cell>
          <table:table-cell table:formula="of:=[.$C14]+(RANDBETWEEN(0;100)/100)*[.$D$4]+(RANDBETWEEN(0;100)/100)*[.$D$4]+(RANDBETWEEN(0;100)/100)*[.$D$4]+(RANDBETWEEN(0;100)/100)*[.$D$4]+(RANDBETWEEN(0;100)/100)*[.$D$4]+(RANDBETWEEN(0;100)/100)*[.$D$4]" office:value-type="float" office:value="27.27" calcext:value-type="float">
            <text:p>27,27</text:p>
          </table:table-cell>
          <table:table-cell table:formula="of:=[.$C14]+(RANDBETWEEN(0;100)/100)*[.$D$4]+(RANDBETWEEN(0;100)/100)*[.$D$4]+(RANDBETWEEN(0;100)/100)*[.$D$4]+(RANDBETWEEN(0;100)/100)*[.$D$4]+(RANDBETWEEN(0;100)/100)*[.$D$4]+(RANDBETWEEN(0;100)/100)*[.$D$4]" office:value-type="float" office:value="25.47" calcext:value-type="float">
            <text:p>25,47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[.$B$4]*[.$C15]+[.$C$4]" office:value-type="float" office:value="25" calcext:value-type="float">
            <text:p>25</text:p>
          </table:table-cell>
          <table:table-cell table:formula="of:=[.$C15]+(RANDBETWEEN(0;100)/100)*[.$D$4]+(RANDBETWEEN(0;100)/100)*[.$D$4]+(RANDBETWEEN(0;100)/100)*[.$D$4]+(RANDBETWEEN(0;100)/100)*[.$D$4]+(RANDBETWEEN(0;100)/100)*[.$D$4]+(RANDBETWEEN(0;100)/100)*[.$D$4]" office:value-type="float" office:value="28.37" calcext:value-type="float">
            <text:p>28,37</text:p>
          </table:table-cell>
          <table:table-cell table:formula="of:=[.$C15]+(RANDBETWEEN(0;100)/100)*[.$D$4]+(RANDBETWEEN(0;100)/100)*[.$D$4]+(RANDBETWEEN(0;100)/100)*[.$D$4]+(RANDBETWEEN(0;100)/100)*[.$D$4]+(RANDBETWEEN(0;100)/100)*[.$D$4]+(RANDBETWEEN(0;100)/100)*[.$D$4]" office:value-type="float" office:value="28.94" calcext:value-type="float">
            <text:p>28,94</text:p>
          </table:table-cell>
          <table:table-cell table:formula="of:=[.$C15]+(RANDBETWEEN(0;100)/100)*[.$D$4]+(RANDBETWEEN(0;100)/100)*[.$D$4]+(RANDBETWEEN(0;100)/100)*[.$D$4]+(RANDBETWEEN(0;100)/100)*[.$D$4]+(RANDBETWEEN(0;100)/100)*[.$D$4]+(RANDBETWEEN(0;100)/100)*[.$D$4]" office:value-type="float" office:value="29.63" calcext:value-type="float">
            <text:p>29,63</text:p>
          </table:table-cell>
          <table:table-cell table:formula="of:=[.$C15]+(RANDBETWEEN(0;100)/100)*[.$D$4]+(RANDBETWEEN(0;100)/100)*[.$D$4]+(RANDBETWEEN(0;100)/100)*[.$D$4]+(RANDBETWEEN(0;100)/100)*[.$D$4]+(RANDBETWEEN(0;100)/100)*[.$D$4]+(RANDBETWEEN(0;100)/100)*[.$D$4]" office:value-type="float" office:value="28.97" calcext:value-type="float">
            <text:p>28,97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[.$B$4]*[.$C16]+[.$C$4]" office:value-type="float" office:value="27" calcext:value-type="float">
            <text:p>27</text:p>
          </table:table-cell>
          <table:table-cell table:formula="of:=[.$C16]+(RANDBETWEEN(0;100)/100)*[.$D$4]+(RANDBETWEEN(0;100)/100)*[.$D$4]+(RANDBETWEEN(0;100)/100)*[.$D$4]+(RANDBETWEEN(0;100)/100)*[.$D$4]+(RANDBETWEEN(0;100)/100)*[.$D$4]+(RANDBETWEEN(0;100)/100)*[.$D$4]" office:value-type="float" office:value="29.56" calcext:value-type="float">
            <text:p>29,56</text:p>
          </table:table-cell>
          <table:table-cell table:formula="of:=[.$C16]+(RANDBETWEEN(0;100)/100)*[.$D$4]+(RANDBETWEEN(0;100)/100)*[.$D$4]+(RANDBETWEEN(0;100)/100)*[.$D$4]+(RANDBETWEEN(0;100)/100)*[.$D$4]+(RANDBETWEEN(0;100)/100)*[.$D$4]+(RANDBETWEEN(0;100)/100)*[.$D$4]" office:value-type="float" office:value="28.36" calcext:value-type="float">
            <text:p>28,36</text:p>
          </table:table-cell>
          <table:table-cell table:formula="of:=[.$C16]+(RANDBETWEEN(0;100)/100)*[.$D$4]+(RANDBETWEEN(0;100)/100)*[.$D$4]+(RANDBETWEEN(0;100)/100)*[.$D$4]+(RANDBETWEEN(0;100)/100)*[.$D$4]+(RANDBETWEEN(0;100)/100)*[.$D$4]+(RANDBETWEEN(0;100)/100)*[.$D$4]" office:value-type="float" office:value="31.93" calcext:value-type="float">
            <text:p>31,93</text:p>
          </table:table-cell>
          <table:table-cell table:formula="of:=[.$C16]+(RANDBETWEEN(0;100)/100)*[.$D$4]+(RANDBETWEEN(0;100)/100)*[.$D$4]+(RANDBETWEEN(0;100)/100)*[.$D$4]+(RANDBETWEEN(0;100)/100)*[.$D$4]+(RANDBETWEEN(0;100)/100)*[.$D$4]+(RANDBETWEEN(0;100)/100)*[.$D$4]" office:value-type="float" office:value="29.17" calcext:value-type="float">
            <text:p>29,17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[.$B$4]*[.$C17]+[.$C$4]" office:value-type="float" office:value="29" calcext:value-type="float">
            <text:p>29</text:p>
          </table:table-cell>
          <table:table-cell table:formula="of:=[.$C17]+(RANDBETWEEN(0;100)/100)*[.$D$4]+(RANDBETWEEN(0;100)/100)*[.$D$4]+(RANDBETWEEN(0;100)/100)*[.$D$4]+(RANDBETWEEN(0;100)/100)*[.$D$4]+(RANDBETWEEN(0;100)/100)*[.$D$4]+(RANDBETWEEN(0;100)/100)*[.$D$4]" office:value-type="float" office:value="33.72" calcext:value-type="float">
            <text:p>33,72</text:p>
          </table:table-cell>
          <table:table-cell table:formula="of:=[.$C17]+(RANDBETWEEN(0;100)/100)*[.$D$4]+(RANDBETWEEN(0;100)/100)*[.$D$4]+(RANDBETWEEN(0;100)/100)*[.$D$4]+(RANDBETWEEN(0;100)/100)*[.$D$4]+(RANDBETWEEN(0;100)/100)*[.$D$4]+(RANDBETWEEN(0;100)/100)*[.$D$4]" office:value-type="float" office:value="33.72" calcext:value-type="float">
            <text:p>33,72</text:p>
          </table:table-cell>
          <table:table-cell table:formula="of:=[.$C17]+(RANDBETWEEN(0;100)/100)*[.$D$4]+(RANDBETWEEN(0;100)/100)*[.$D$4]+(RANDBETWEEN(0;100)/100)*[.$D$4]+(RANDBETWEEN(0;100)/100)*[.$D$4]+(RANDBETWEEN(0;100)/100)*[.$D$4]+(RANDBETWEEN(0;100)/100)*[.$D$4]" office:value-type="float" office:value="33.57" calcext:value-type="float">
            <text:p>33,57</text:p>
          </table:table-cell>
          <table:table-cell table:formula="of:=[.$C17]+(RANDBETWEEN(0;100)/100)*[.$D$4]+(RANDBETWEEN(0;100)/100)*[.$D$4]+(RANDBETWEEN(0;100)/100)*[.$D$4]+(RANDBETWEEN(0;100)/100)*[.$D$4]+(RANDBETWEEN(0;100)/100)*[.$D$4]+(RANDBETWEEN(0;100)/100)*[.$D$4]" office:value-type="float" office:value="35.28" calcext:value-type="float">
            <text:p>35,28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[.$B$4]*[.$C18]+[.$C$4]" office:value-type="float" office:value="31" calcext:value-type="float">
            <text:p>31</text:p>
          </table:table-cell>
          <table:table-cell table:formula="of:=[.$C18]+(RANDBETWEEN(0;100)/100)*[.$D$4]+(RANDBETWEEN(0;100)/100)*[.$D$4]+(RANDBETWEEN(0;100)/100)*[.$D$4]+(RANDBETWEEN(0;100)/100)*[.$D$4]+(RANDBETWEEN(0;100)/100)*[.$D$4]+(RANDBETWEEN(0;100)/100)*[.$D$4]" office:value-type="float" office:value="36.98" calcext:value-type="float">
            <text:p>36,98</text:p>
          </table:table-cell>
          <table:table-cell table:formula="of:=[.$C18]+(RANDBETWEEN(0;100)/100)*[.$D$4]+(RANDBETWEEN(0;100)/100)*[.$D$4]+(RANDBETWEEN(0;100)/100)*[.$D$4]+(RANDBETWEEN(0;100)/100)*[.$D$4]+(RANDBETWEEN(0;100)/100)*[.$D$4]+(RANDBETWEEN(0;100)/100)*[.$D$4]" office:value-type="float" office:value="36.35" calcext:value-type="float">
            <text:p>36,35</text:p>
          </table:table-cell>
          <table:table-cell table:formula="of:=[.$C18]+(RANDBETWEEN(0;100)/100)*[.$D$4]+(RANDBETWEEN(0;100)/100)*[.$D$4]+(RANDBETWEEN(0;100)/100)*[.$D$4]+(RANDBETWEEN(0;100)/100)*[.$D$4]+(RANDBETWEEN(0;100)/100)*[.$D$4]+(RANDBETWEEN(0;100)/100)*[.$D$4]" office:value-type="float" office:value="36.71" calcext:value-type="float">
            <text:p>36,71</text:p>
          </table:table-cell>
          <table:table-cell table:formula="of:=[.$C18]+(RANDBETWEEN(0;100)/100)*[.$D$4]+(RANDBETWEEN(0;100)/100)*[.$D$4]+(RANDBETWEEN(0;100)/100)*[.$D$4]+(RANDBETWEEN(0;100)/100)*[.$D$4]+(RANDBETWEEN(0;100)/100)*[.$D$4]+(RANDBETWEEN(0;100)/100)*[.$D$4]" office:value-type="float" office:value="31.4" calcext:value-type="float">
            <text:p>31,4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[.$B$4]*[.$C19]+[.$C$4]" office:value-type="float" office:value="33" calcext:value-type="float">
            <text:p>33</text:p>
          </table:table-cell>
          <table:table-cell table:formula="of:=[.$C19]+(RANDBETWEEN(0;100)/100)*[.$D$4]+(RANDBETWEEN(0;100)/100)*[.$D$4]+(RANDBETWEEN(0;100)/100)*[.$D$4]+(RANDBETWEEN(0;100)/100)*[.$D$4]+(RANDBETWEEN(0;100)/100)*[.$D$4]+(RANDBETWEEN(0;100)/100)*[.$D$4]" office:value-type="float" office:value="37.12" calcext:value-type="float">
            <text:p>37,12</text:p>
          </table:table-cell>
          <table:table-cell table:formula="of:=[.$C19]+(RANDBETWEEN(0;100)/100)*[.$D$4]+(RANDBETWEEN(0;100)/100)*[.$D$4]+(RANDBETWEEN(0;100)/100)*[.$D$4]+(RANDBETWEEN(0;100)/100)*[.$D$4]+(RANDBETWEEN(0;100)/100)*[.$D$4]+(RANDBETWEEN(0;100)/100)*[.$D$4]" office:value-type="float" office:value="35.11" calcext:value-type="float">
            <text:p>35,11</text:p>
          </table:table-cell>
          <table:table-cell table:formula="of:=[.$C19]+(RANDBETWEEN(0;100)/100)*[.$D$4]+(RANDBETWEEN(0;100)/100)*[.$D$4]+(RANDBETWEEN(0;100)/100)*[.$D$4]+(RANDBETWEEN(0;100)/100)*[.$D$4]+(RANDBETWEEN(0;100)/100)*[.$D$4]+(RANDBETWEEN(0;100)/100)*[.$D$4]" office:value-type="float" office:value="34.99" calcext:value-type="float">
            <text:p>34,99</text:p>
          </table:table-cell>
          <table:table-cell table:formula="of:=[.$C19]+(RANDBETWEEN(0;100)/100)*[.$D$4]+(RANDBETWEEN(0;100)/100)*[.$D$4]+(RANDBETWEEN(0;100)/100)*[.$D$4]+(RANDBETWEEN(0;100)/100)*[.$D$4]+(RANDBETWEEN(0;100)/100)*[.$D$4]+(RANDBETWEEN(0;100)/100)*[.$D$4]" office:value-type="float" office:value="37.15" calcext:value-type="float">
            <text:p>37,15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[.$B$4]*[.$C20]+[.$C$4]" office:value-type="float" office:value="35" calcext:value-type="float">
            <text:p>35</text:p>
          </table:table-cell>
          <table:table-cell table:formula="of:=[.$C20]+(RANDBETWEEN(0;100)/100)*[.$D$4]+(RANDBETWEEN(0;100)/100)*[.$D$4]+(RANDBETWEEN(0;100)/100)*[.$D$4]+(RANDBETWEEN(0;100)/100)*[.$D$4]+(RANDBETWEEN(0;100)/100)*[.$D$4]+(RANDBETWEEN(0;100)/100)*[.$D$4]" office:value-type="float" office:value="39.33" calcext:value-type="float">
            <text:p>39,33</text:p>
          </table:table-cell>
          <table:table-cell table:formula="of:=[.$C20]+(RANDBETWEEN(0;100)/100)*[.$D$4]+(RANDBETWEEN(0;100)/100)*[.$D$4]+(RANDBETWEEN(0;100)/100)*[.$D$4]+(RANDBETWEEN(0;100)/100)*[.$D$4]+(RANDBETWEEN(0;100)/100)*[.$D$4]+(RANDBETWEEN(0;100)/100)*[.$D$4]" office:value-type="float" office:value="37.2" calcext:value-type="float">
            <text:p>37,2</text:p>
          </table:table-cell>
          <table:table-cell table:formula="of:=[.$C20]+(RANDBETWEEN(0;100)/100)*[.$D$4]+(RANDBETWEEN(0;100)/100)*[.$D$4]+(RANDBETWEEN(0;100)/100)*[.$D$4]+(RANDBETWEEN(0;100)/100)*[.$D$4]+(RANDBETWEEN(0;100)/100)*[.$D$4]+(RANDBETWEEN(0;100)/100)*[.$D$4]" office:value-type="float" office:value="41.58" calcext:value-type="float">
            <text:p>41,58</text:p>
          </table:table-cell>
          <table:table-cell table:formula="of:=[.$C20]+(RANDBETWEEN(0;100)/100)*[.$D$4]+(RANDBETWEEN(0;100)/100)*[.$D$4]+(RANDBETWEEN(0;100)/100)*[.$D$4]+(RANDBETWEEN(0;100)/100)*[.$D$4]+(RANDBETWEEN(0;100)/100)*[.$D$4]+(RANDBETWEEN(0;100)/100)*[.$D$4]" office:value-type="float" office:value="38.97" calcext:value-type="float">
            <text:p>38,97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formula="of:=[.$B$4]*[.$C21]+[.$C$4]" office:value-type="float" office:value="37" calcext:value-type="float">
            <text:p>37</text:p>
          </table:table-cell>
          <table:table-cell table:formula="of:=[.$C21]+(RANDBETWEEN(0;100)/100)*[.$D$4]+(RANDBETWEEN(0;100)/100)*[.$D$4]+(RANDBETWEEN(0;100)/100)*[.$D$4]+(RANDBETWEEN(0;100)/100)*[.$D$4]+(RANDBETWEEN(0;100)/100)*[.$D$4]+(RANDBETWEEN(0;100)/100)*[.$D$4]" office:value-type="float" office:value="39.11" calcext:value-type="float">
            <text:p>39,11</text:p>
          </table:table-cell>
          <table:table-cell table:formula="of:=[.$C21]+(RANDBETWEEN(0;100)/100)*[.$D$4]+(RANDBETWEEN(0;100)/100)*[.$D$4]+(RANDBETWEEN(0;100)/100)*[.$D$4]+(RANDBETWEEN(0;100)/100)*[.$D$4]+(RANDBETWEEN(0;100)/100)*[.$D$4]+(RANDBETWEEN(0;100)/100)*[.$D$4]" office:value-type="float" office:value="40.13" calcext:value-type="float">
            <text:p>40,13</text:p>
          </table:table-cell>
          <table:table-cell table:formula="of:=[.$C21]+(RANDBETWEEN(0;100)/100)*[.$D$4]+(RANDBETWEEN(0;100)/100)*[.$D$4]+(RANDBETWEEN(0;100)/100)*[.$D$4]+(RANDBETWEEN(0;100)/100)*[.$D$4]+(RANDBETWEEN(0;100)/100)*[.$D$4]+(RANDBETWEEN(0;100)/100)*[.$D$4]" office:value-type="float" office:value="39.14" calcext:value-type="float">
            <text:p>39,14</text:p>
          </table:table-cell>
          <table:table-cell table:formula="of:=[.$C21]+(RANDBETWEEN(0;100)/100)*[.$D$4]+(RANDBETWEEN(0;100)/100)*[.$D$4]+(RANDBETWEEN(0;100)/100)*[.$D$4]+(RANDBETWEEN(0;100)/100)*[.$D$4]+(RANDBETWEEN(0;100)/100)*[.$D$4]+(RANDBETWEEN(0;100)/100)*[.$D$4]" office:value-type="float" office:value="40.04" calcext:value-type="float">
            <text:p>40,04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formula="of:=[.$B$4]*[.$C22]+[.$C$4]" office:value-type="float" office:value="39" calcext:value-type="float">
            <text:p>39</text:p>
          </table:table-cell>
          <table:table-cell table:formula="of:=[.$C22]+(RANDBETWEEN(0;100)/100)*[.$D$4]+(RANDBETWEEN(0;100)/100)*[.$D$4]+(RANDBETWEEN(0;100)/100)*[.$D$4]+(RANDBETWEEN(0;100)/100)*[.$D$4]+(RANDBETWEEN(0;100)/100)*[.$D$4]+(RANDBETWEEN(0;100)/100)*[.$D$4]" office:value-type="float" office:value="43.36" calcext:value-type="float">
            <text:p>43,36</text:p>
          </table:table-cell>
          <table:table-cell table:formula="of:=[.$C22]+(RANDBETWEEN(0;100)/100)*[.$D$4]+(RANDBETWEEN(0;100)/100)*[.$D$4]+(RANDBETWEEN(0;100)/100)*[.$D$4]+(RANDBETWEEN(0;100)/100)*[.$D$4]+(RANDBETWEEN(0;100)/100)*[.$D$4]+(RANDBETWEEN(0;100)/100)*[.$D$4]" office:value-type="float" office:value="47.95" calcext:value-type="float">
            <text:p>47,95</text:p>
          </table:table-cell>
          <table:table-cell table:formula="of:=[.$C22]+(RANDBETWEEN(0;100)/100)*[.$D$4]+(RANDBETWEEN(0;100)/100)*[.$D$4]+(RANDBETWEEN(0;100)/100)*[.$D$4]+(RANDBETWEEN(0;100)/100)*[.$D$4]+(RANDBETWEEN(0;100)/100)*[.$D$4]+(RANDBETWEEN(0;100)/100)*[.$D$4]" office:value-type="float" office:value="44.92" calcext:value-type="float">
            <text:p>44,92</text:p>
          </table:table-cell>
          <table:table-cell table:formula="of:=[.$C22]+(RANDBETWEEN(0;100)/100)*[.$D$4]+(RANDBETWEEN(0;100)/100)*[.$D$4]+(RANDBETWEEN(0;100)/100)*[.$D$4]+(RANDBETWEEN(0;100)/100)*[.$D$4]+(RANDBETWEEN(0;100)/100)*[.$D$4]+(RANDBETWEEN(0;100)/100)*[.$D$4]" office:value-type="float" office:value="45.7" calcext:value-type="float">
            <text:p>45,7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formula="of:=[.$B$4]*[.$C23]+[.$C$4]" office:value-type="float" office:value="41" calcext:value-type="float">
            <text:p>41</text:p>
          </table:table-cell>
          <table:table-cell table:formula="of:=[.$C23]+(RANDBETWEEN(0;100)/100)*[.$D$4]+(RANDBETWEEN(0;100)/100)*[.$D$4]+(RANDBETWEEN(0;100)/100)*[.$D$4]+(RANDBETWEEN(0;100)/100)*[.$D$4]+(RANDBETWEEN(0;100)/100)*[.$D$4]+(RANDBETWEEN(0;100)/100)*[.$D$4]" office:value-type="float" office:value="45.06" calcext:value-type="float">
            <text:p>45,06</text:p>
          </table:table-cell>
          <table:table-cell table:formula="of:=[.$C23]+(RANDBETWEEN(0;100)/100)*[.$D$4]+(RANDBETWEEN(0;100)/100)*[.$D$4]+(RANDBETWEEN(0;100)/100)*[.$D$4]+(RANDBETWEEN(0;100)/100)*[.$D$4]+(RANDBETWEEN(0;100)/100)*[.$D$4]+(RANDBETWEEN(0;100)/100)*[.$D$4]" office:value-type="float" office:value="44.1" calcext:value-type="float">
            <text:p>44,1</text:p>
          </table:table-cell>
          <table:table-cell table:formula="of:=[.$C23]+(RANDBETWEEN(0;100)/100)*[.$D$4]+(RANDBETWEEN(0;100)/100)*[.$D$4]+(RANDBETWEEN(0;100)/100)*[.$D$4]+(RANDBETWEEN(0;100)/100)*[.$D$4]+(RANDBETWEEN(0;100)/100)*[.$D$4]+(RANDBETWEEN(0;100)/100)*[.$D$4]" office:value-type="float" office:value="45.12" calcext:value-type="float">
            <text:p>45,12</text:p>
          </table:table-cell>
          <table:table-cell table:formula="of:=[.$C23]+(RANDBETWEEN(0;100)/100)*[.$D$4]+(RANDBETWEEN(0;100)/100)*[.$D$4]+(RANDBETWEEN(0;100)/100)*[.$D$4]+(RANDBETWEEN(0;100)/100)*[.$D$4]+(RANDBETWEEN(0;100)/100)*[.$D$4]+(RANDBETWEEN(0;100)/100)*[.$D$4]" office:value-type="float" office:value="41.76" calcext:value-type="float">
            <text:p>41,76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formula="of:=[.$B$4]*[.$C24]+[.$C$4]" office:value-type="float" office:value="43" calcext:value-type="float">
            <text:p>43</text:p>
          </table:table-cell>
          <table:table-cell table:formula="of:=[.$C24]+(RANDBETWEEN(0;100)/100)*[.$D$4]+(RANDBETWEEN(0;100)/100)*[.$D$4]+(RANDBETWEEN(0;100)/100)*[.$D$4]+(RANDBETWEEN(0;100)/100)*[.$D$4]+(RANDBETWEEN(0;100)/100)*[.$D$4]+(RANDBETWEEN(0;100)/100)*[.$D$4]" office:value-type="float" office:value="46.76" calcext:value-type="float">
            <text:p>46,76</text:p>
          </table:table-cell>
          <table:table-cell table:formula="of:=[.$C24]+(RANDBETWEEN(0;100)/100)*[.$D$4]+(RANDBETWEEN(0;100)/100)*[.$D$4]+(RANDBETWEEN(0;100)/100)*[.$D$4]+(RANDBETWEEN(0;100)/100)*[.$D$4]+(RANDBETWEEN(0;100)/100)*[.$D$4]+(RANDBETWEEN(0;100)/100)*[.$D$4]" office:value-type="float" office:value="48.44" calcext:value-type="float">
            <text:p>48,44</text:p>
          </table:table-cell>
          <table:table-cell table:formula="of:=[.$C24]+(RANDBETWEEN(0;100)/100)*[.$D$4]+(RANDBETWEEN(0;100)/100)*[.$D$4]+(RANDBETWEEN(0;100)/100)*[.$D$4]+(RANDBETWEEN(0;100)/100)*[.$D$4]+(RANDBETWEEN(0;100)/100)*[.$D$4]+(RANDBETWEEN(0;100)/100)*[.$D$4]" office:value-type="float" office:value="44.9" calcext:value-type="float">
            <text:p>44,9</text:p>
          </table:table-cell>
          <table:table-cell table:formula="of:=[.$C24]+(RANDBETWEEN(0;100)/100)*[.$D$4]+(RANDBETWEEN(0;100)/100)*[.$D$4]+(RANDBETWEEN(0;100)/100)*[.$D$4]+(RANDBETWEEN(0;100)/100)*[.$D$4]+(RANDBETWEEN(0;100)/100)*[.$D$4]+(RANDBETWEEN(0;100)/100)*[.$D$4]" office:value-type="float" office:value="50.78" calcext:value-type="float">
            <text:p>50,78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[.$B$4]*[.$C25]+[.$C$4]" office:value-type="float" office:value="45" calcext:value-type="float">
            <text:p>45</text:p>
          </table:table-cell>
          <table:table-cell table:formula="of:=[.$C25]+(RANDBETWEEN(0;100)/100)*[.$D$4]+(RANDBETWEEN(0;100)/100)*[.$D$4]+(RANDBETWEEN(0;100)/100)*[.$D$4]+(RANDBETWEEN(0;100)/100)*[.$D$4]+(RANDBETWEEN(0;100)/100)*[.$D$4]+(RANDBETWEEN(0;100)/100)*[.$D$4]" office:value-type="float" office:value="48.1" calcext:value-type="float">
            <text:p>48,1</text:p>
          </table:table-cell>
          <table:table-cell table:formula="of:=[.$C25]+(RANDBETWEEN(0;100)/100)*[.$D$4]+(RANDBETWEEN(0;100)/100)*[.$D$4]+(RANDBETWEEN(0;100)/100)*[.$D$4]+(RANDBETWEEN(0;100)/100)*[.$D$4]+(RANDBETWEEN(0;100)/100)*[.$D$4]+(RANDBETWEEN(0;100)/100)*[.$D$4]" office:value-type="float" office:value="48.82" calcext:value-type="float">
            <text:p>48,82</text:p>
          </table:table-cell>
          <table:table-cell table:formula="of:=[.$C25]+(RANDBETWEEN(0;100)/100)*[.$D$4]+(RANDBETWEEN(0;100)/100)*[.$D$4]+(RANDBETWEEN(0;100)/100)*[.$D$4]+(RANDBETWEEN(0;100)/100)*[.$D$4]+(RANDBETWEEN(0;100)/100)*[.$D$4]+(RANDBETWEEN(0;100)/100)*[.$D$4]" office:value-type="float" office:value="47.2" calcext:value-type="float">
            <text:p>47,2</text:p>
          </table:table-cell>
          <table:table-cell table:formula="of:=[.$C25]+(RANDBETWEEN(0;100)/100)*[.$D$4]+(RANDBETWEEN(0;100)/100)*[.$D$4]+(RANDBETWEEN(0;100)/100)*[.$D$4]+(RANDBETWEEN(0;100)/100)*[.$D$4]+(RANDBETWEEN(0;100)/100)*[.$D$4]+(RANDBETWEEN(0;100)/100)*[.$D$4]" office:value-type="float" office:value="44.71" calcext:value-type="float">
            <text:p>44,71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formula="of:=[.$B$4]*[.$C26]+[.$C$4]" office:value-type="float" office:value="47" calcext:value-type="float">
            <text:p>47</text:p>
          </table:table-cell>
          <table:table-cell table:formula="of:=[.$C26]+(RANDBETWEEN(0;100)/100)*[.$D$4]+(RANDBETWEEN(0;100)/100)*[.$D$4]+(RANDBETWEEN(0;100)/100)*[.$D$4]+(RANDBETWEEN(0;100)/100)*[.$D$4]+(RANDBETWEEN(0;100)/100)*[.$D$4]+(RANDBETWEEN(0;100)/100)*[.$D$4]" office:value-type="float" office:value="50.7" calcext:value-type="float">
            <text:p>50,7</text:p>
          </table:table-cell>
          <table:table-cell table:formula="of:=[.$C26]+(RANDBETWEEN(0;100)/100)*[.$D$4]+(RANDBETWEEN(0;100)/100)*[.$D$4]+(RANDBETWEEN(0;100)/100)*[.$D$4]+(RANDBETWEEN(0;100)/100)*[.$D$4]+(RANDBETWEEN(0;100)/100)*[.$D$4]+(RANDBETWEEN(0;100)/100)*[.$D$4]" office:value-type="float" office:value="51.03" calcext:value-type="float">
            <text:p>51,03</text:p>
          </table:table-cell>
          <table:table-cell table:formula="of:=[.$C26]+(RANDBETWEEN(0;100)/100)*[.$D$4]+(RANDBETWEEN(0;100)/100)*[.$D$4]+(RANDBETWEEN(0;100)/100)*[.$D$4]+(RANDBETWEEN(0;100)/100)*[.$D$4]+(RANDBETWEEN(0;100)/100)*[.$D$4]+(RANDBETWEEN(0;100)/100)*[.$D$4]" office:value-type="float" office:value="48.06" calcext:value-type="float">
            <text:p>48,06</text:p>
          </table:table-cell>
          <table:table-cell table:formula="of:=[.$C26]+(RANDBETWEEN(0;100)/100)*[.$D$4]+(RANDBETWEEN(0;100)/100)*[.$D$4]+(RANDBETWEEN(0;100)/100)*[.$D$4]+(RANDBETWEEN(0;100)/100)*[.$D$4]+(RANDBETWEEN(0;100)/100)*[.$D$4]+(RANDBETWEEN(0;100)/100)*[.$D$4]" office:value-type="float" office:value="52.32" calcext:value-type="float">
            <text:p>52,32</text:p>
          </table:table-cell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formula="of:=[.$B$4]*[.$C27]+[.$C$4]" office:value-type="float" office:value="49" calcext:value-type="float">
            <text:p>49</text:p>
          </table:table-cell>
          <table:table-cell table:formula="of:=[.$C27]+(RANDBETWEEN(0;100)/100)*[.$D$4]+(RANDBETWEEN(0;100)/100)*[.$D$4]+(RANDBETWEEN(0;100)/100)*[.$D$4]+(RANDBETWEEN(0;100)/100)*[.$D$4]+(RANDBETWEEN(0;100)/100)*[.$D$4]+(RANDBETWEEN(0;100)/100)*[.$D$4]" office:value-type="float" office:value="51.26" calcext:value-type="float">
            <text:p>51,26</text:p>
          </table:table-cell>
          <table:table-cell table:formula="of:=[.$C27]+(RANDBETWEEN(0;100)/100)*[.$D$4]+(RANDBETWEEN(0;100)/100)*[.$D$4]+(RANDBETWEEN(0;100)/100)*[.$D$4]+(RANDBETWEEN(0;100)/100)*[.$D$4]+(RANDBETWEEN(0;100)/100)*[.$D$4]+(RANDBETWEEN(0;100)/100)*[.$D$4]" office:value-type="float" office:value="48.17" calcext:value-type="float">
            <text:p>48,17</text:p>
          </table:table-cell>
          <table:table-cell table:formula="of:=[.$C27]+(RANDBETWEEN(0;100)/100)*[.$D$4]+(RANDBETWEEN(0;100)/100)*[.$D$4]+(RANDBETWEEN(0;100)/100)*[.$D$4]+(RANDBETWEEN(0;100)/100)*[.$D$4]+(RANDBETWEEN(0;100)/100)*[.$D$4]+(RANDBETWEEN(0;100)/100)*[.$D$4]" office:value-type="float" office:value="51.29" calcext:value-type="float">
            <text:p>51,29</text:p>
          </table:table-cell>
          <table:table-cell table:formula="of:=[.$C27]+(RANDBETWEEN(0;100)/100)*[.$D$4]+(RANDBETWEEN(0;100)/100)*[.$D$4]+(RANDBETWEEN(0;100)/100)*[.$D$4]+(RANDBETWEEN(0;100)/100)*[.$D$4]+(RANDBETWEEN(0;100)/100)*[.$D$4]+(RANDBETWEEN(0;100)/100)*[.$D$4]" office:value-type="float" office:value="57.17" calcext:value-type="float">
            <text:p>57,17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formula="of:=[.$B$4]*[.$C28]+[.$C$4]" office:value-type="float" office:value="51" calcext:value-type="float">
            <text:p>51</text:p>
          </table:table-cell>
          <table:table-cell table:formula="of:=[.$C28]+(RANDBETWEEN(0;100)/100)*[.$D$4]+(RANDBETWEEN(0;100)/100)*[.$D$4]+(RANDBETWEEN(0;100)/100)*[.$D$4]+(RANDBETWEEN(0;100)/100)*[.$D$4]+(RANDBETWEEN(0;100)/100)*[.$D$4]+(RANDBETWEEN(0;100)/100)*[.$D$4]" office:value-type="float" office:value="54.82" calcext:value-type="float">
            <text:p>54,82</text:p>
          </table:table-cell>
          <table:table-cell table:formula="of:=[.$C28]+(RANDBETWEEN(0;100)/100)*[.$D$4]+(RANDBETWEEN(0;100)/100)*[.$D$4]+(RANDBETWEEN(0;100)/100)*[.$D$4]+(RANDBETWEEN(0;100)/100)*[.$D$4]+(RANDBETWEEN(0;100)/100)*[.$D$4]+(RANDBETWEEN(0;100)/100)*[.$D$4]" office:value-type="float" office:value="54.13" calcext:value-type="float">
            <text:p>54,13</text:p>
          </table:table-cell>
          <table:table-cell table:formula="of:=[.$C28]+(RANDBETWEEN(0;100)/100)*[.$D$4]+(RANDBETWEEN(0;100)/100)*[.$D$4]+(RANDBETWEEN(0;100)/100)*[.$D$4]+(RANDBETWEEN(0;100)/100)*[.$D$4]+(RANDBETWEEN(0;100)/100)*[.$D$4]+(RANDBETWEEN(0;100)/100)*[.$D$4]" office:value-type="float" office:value="56.83" calcext:value-type="float">
            <text:p>56,83</text:p>
          </table:table-cell>
          <table:table-cell table:formula="of:=[.$C28]+(RANDBETWEEN(0;100)/100)*[.$D$4]+(RANDBETWEEN(0;100)/100)*[.$D$4]+(RANDBETWEEN(0;100)/100)*[.$D$4]+(RANDBETWEEN(0;100)/100)*[.$D$4]+(RANDBETWEEN(0;100)/100)*[.$D$4]+(RANDBETWEEN(0;100)/100)*[.$D$4]" office:value-type="float" office:value="51.79" calcext:value-type="float">
            <text:p>51,79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formula="of:=[.$B$4]*[.$C29]+[.$C$4]" office:value-type="float" office:value="53" calcext:value-type="float">
            <text:p>53</text:p>
          </table:table-cell>
          <table:table-cell table:formula="of:=[.$C29]+(RANDBETWEEN(0;100)/100)*[.$D$4]+(RANDBETWEEN(0;100)/100)*[.$D$4]+(RANDBETWEEN(0;100)/100)*[.$D$4]+(RANDBETWEEN(0;100)/100)*[.$D$4]+(RANDBETWEEN(0;100)/100)*[.$D$4]+(RANDBETWEEN(0;100)/100)*[.$D$4]" office:value-type="float" office:value="58.44" calcext:value-type="float">
            <text:p>58,44</text:p>
          </table:table-cell>
          <table:table-cell table:formula="of:=[.$C29]+(RANDBETWEEN(0;100)/100)*[.$D$4]+(RANDBETWEEN(0;100)/100)*[.$D$4]+(RANDBETWEEN(0;100)/100)*[.$D$4]+(RANDBETWEEN(0;100)/100)*[.$D$4]+(RANDBETWEEN(0;100)/100)*[.$D$4]+(RANDBETWEEN(0;100)/100)*[.$D$4]" office:value-type="float" office:value="58.53" calcext:value-type="float">
            <text:p>58,53</text:p>
          </table:table-cell>
          <table:table-cell table:formula="of:=[.$C29]+(RANDBETWEEN(0;100)/100)*[.$D$4]+(RANDBETWEEN(0;100)/100)*[.$D$4]+(RANDBETWEEN(0;100)/100)*[.$D$4]+(RANDBETWEEN(0;100)/100)*[.$D$4]+(RANDBETWEEN(0;100)/100)*[.$D$4]+(RANDBETWEEN(0;100)/100)*[.$D$4]" office:value-type="float" office:value="56.61" calcext:value-type="float">
            <text:p>56,61</text:p>
          </table:table-cell>
          <table:table-cell table:formula="of:=[.$C29]+(RANDBETWEEN(0;100)/100)*[.$D$4]+(RANDBETWEEN(0;100)/100)*[.$D$4]+(RANDBETWEEN(0;100)/100)*[.$D$4]+(RANDBETWEEN(0;100)/100)*[.$D$4]+(RANDBETWEEN(0;100)/100)*[.$D$4]+(RANDBETWEEN(0;100)/100)*[.$D$4]" office:value-type="float" office:value="58.8" calcext:value-type="float">
            <text:p>58,8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formula="of:=[.$B$4]*[.$C30]+[.$C$4]" office:value-type="float" office:value="55" calcext:value-type="float">
            <text:p>55</text:p>
          </table:table-cell>
          <table:table-cell table:formula="of:=[.$C30]+(RANDBETWEEN(0;100)/100)*[.$D$4]+(RANDBETWEEN(0;100)/100)*[.$D$4]+(RANDBETWEEN(0;100)/100)*[.$D$4]+(RANDBETWEEN(0;100)/100)*[.$D$4]+(RANDBETWEEN(0;100)/100)*[.$D$4]+(RANDBETWEEN(0;100)/100)*[.$D$4]" office:value-type="float" office:value="60.05" calcext:value-type="float">
            <text:p>60,05</text:p>
          </table:table-cell>
          <table:table-cell table:formula="of:=[.$C30]+(RANDBETWEEN(0;100)/100)*[.$D$4]+(RANDBETWEEN(0;100)/100)*[.$D$4]+(RANDBETWEEN(0;100)/100)*[.$D$4]+(RANDBETWEEN(0;100)/100)*[.$D$4]+(RANDBETWEEN(0;100)/100)*[.$D$4]+(RANDBETWEEN(0;100)/100)*[.$D$4]" office:value-type="float" office:value="55.49" calcext:value-type="float">
            <text:p>55,49</text:p>
          </table:table-cell>
          <table:table-cell table:formula="of:=[.$C30]+(RANDBETWEEN(0;100)/100)*[.$D$4]+(RANDBETWEEN(0;100)/100)*[.$D$4]+(RANDBETWEEN(0;100)/100)*[.$D$4]+(RANDBETWEEN(0;100)/100)*[.$D$4]+(RANDBETWEEN(0;100)/100)*[.$D$4]+(RANDBETWEEN(0;100)/100)*[.$D$4]" office:value-type="float" office:value="61.01" calcext:value-type="float">
            <text:p>61,01</text:p>
          </table:table-cell>
          <table:table-cell table:formula="of:=[.$C30]+(RANDBETWEEN(0;100)/100)*[.$D$4]+(RANDBETWEEN(0;100)/100)*[.$D$4]+(RANDBETWEEN(0;100)/100)*[.$D$4]+(RANDBETWEEN(0;100)/100)*[.$D$4]+(RANDBETWEEN(0;100)/100)*[.$D$4]+(RANDBETWEEN(0;100)/100)*[.$D$4]" office:value-type="float" office:value="59.99" calcext:value-type="float">
            <text:p>59,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.00.0000</text:date>, <text:time style:data-style-name="N2" text:time-value="10:34:27.53068818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23:55:42.654364304</meta:creation-date>
    <dc:date>2020-03-11T11:48:31.450373892</dc:date>
    <meta:editing-duration>PT11H11M37S</meta:editing-duration>
    <meta:editing-cycles>7</meta:editing-cycles>
    <meta:generator>LibreOffice/6.0.7.3$Linux_X86_64 LibreOffice_project/00m0$Build-3</meta:generator>
    <meta:document-statistic meta:table-count="3" meta:cell-count="6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6cm" svg:height="9.014cm" xlink:href=".." xlink:type="simple" chart:class="chart:scatter" chart:style-name="ch1">
        <chart:title svg:x="6.319cm" svg:y="0.316cm" chart:style-name="ch2">
          <text:p>Распределение</text:p>
        </chart:title>
        <chart:legend chart:legend-position="end" svg:x="13.531cm" svg:y="3.212cm" style:legend-expansion="high" chart:style-name="ch3"/>
        <chart:plot-area chart:style-name="ch4" table:cell-range-address="Лист3.C6:Лист3.H30" svg:x="1.331cm" svg:y="1.275cm" svg:width="11.88cm" svg:height="6.578cm">
          <chartooo:coordinate-region svg:x="1.952cm" svg:y="1.474cm" svg:width="11.073cm" svg:height="5.732cm"/>
          <chart:axis chart:dimension="x" chart:name="primary-x" chart:style-name="ch5">
            <chart:title svg:x="6.195cm" svg:y="8.033cm" chart:style-name="ch6">
              <text:p>независимые</text:p>
            </chart:title>
            <chart:grid chart:style-name="ch7" chart:class="major"/>
          </chart:axis>
          <chart:axis chart:dimension="y" chart:name="primary-y" chart:style-name="ch5">
            <chart:title svg:x="0.451cm" svg:y="5.455cm" chart:style-name="ch8">
              <text:p>зависимые</text:p>
            </chart:title>
            <chart:grid chart:style-name="ch7" chart:class="major"/>
          </chart:axis>
          <chart:series chart:style-name="ch9" chart:values-cell-range-address="Лист3.D6:Лист3.D30" chart:class="chart:scatter">
            <chart:domain table:cell-range-address="Лист3.C6:Лист3.C30"/>
            <chart:data-point chart:repeated="25"/>
          </chart:series>
          <chart:series chart:style-name="ch10" chart:values-cell-range-address="Лист3.E6:Лист3.E30" chart:class="chart:scatter">
            <chart:data-point chart:repeated="25"/>
          </chart:series>
          <chart:series chart:style-name="ch11" chart:values-cell-range-address="Лист3.F6:Лист3.F30" chart:class="chart:scatter">
            <chart:data-point chart:repeated="25"/>
          </chart:series>
          <chart:series chart:style-name="ch12" chart:values-cell-range-address="Лист3.G6:Лист3.G30" chart:class="chart:scatter">
            <chart:data-point chart:repeated="25"/>
          </chart:series>
          <chart:series chart:style-name="ch13" chart:values-cell-range-address="Лист3.H6:Лист3.H30" chart:class="chart:scatter">
            <chart:data-point chart:repeated="2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  <table:table-cell office:value-type="string">
                <text:p>Столбец E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G</text:p>
              </table:table-cell>
              <table:table-cell office:value-type="string">
                <text:p>Столбец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Лист3.C6:Лист3.C30</svg:desc>
                </draw:g>
              </table:table-cell>
              <table:table-cell office:value-type="float" office:value="7">
                <text:p>7</text:p>
                <draw:g>
                  <svg:desc>Лист3.D6:Лист3.D30</svg:desc>
                </draw:g>
              </table:table-cell>
              <table:table-cell office:value-type="float" office:value="7.34">
                <text:p>7.34</text:p>
                <draw:g>
                  <svg:desc>Лист3.E6:Лист3.E30</svg:desc>
                </draw:g>
              </table:table-cell>
              <table:table-cell office:value-type="float" office:value="12.35">
                <text:p>12.35</text:p>
                <draw:g>
                  <svg:desc>Лист3.F6:Лист3.F30</svg:desc>
                </draw:g>
              </table:table-cell>
              <table:table-cell office:value-type="float" office:value="10.31">
                <text:p>10.31</text:p>
                <draw:g>
                  <svg:desc>Лист3.G6:Лист3.G30</svg:desc>
                </draw:g>
              </table:table-cell>
              <table:table-cell office:value-type="float" office:value="13.04">
                <text:p>13.04</text:p>
                <draw:g>
                  <svg:desc>Лист3.H6:Лист3.H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3.18">
                <text:p>13.18</text:p>
              </table:table-cell>
              <table:table-cell office:value-type="float" office:value="12.94">
                <text:p>12.94</text:p>
              </table:table-cell>
              <table:table-cell office:value-type="float" office:value="15.52">
                <text:p>15.52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1.58">
                <text:p>11.58</text:p>
              </table:table-cell>
              <table:table-cell office:value-type="float" office:value="17.67">
                <text:p>17.67</text:p>
              </table:table-cell>
              <table:table-cell office:value-type="float" office:value="14.19">
                <text:p>14.1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6.91">
                <text:p>16.91</text:p>
              </table:table-cell>
              <table:table-cell office:value-type="float" office:value="15.92">
                <text:p>15.92</text:p>
              </table:table-cell>
              <table:table-cell office:value-type="float" office:value="17.54">
                <text:p>17.54</text:p>
              </table:table-cell>
              <table:table-cell office:value-type="float" office:value="20.54">
                <text:p>20.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6.15">
                <text:p>16.15</text:p>
              </table:table-cell>
              <table:table-cell office:value-type="float" office:value="20.14">
                <text:p>20.14</text:p>
              </table:table-cell>
              <table:table-cell office:value-type="float" office:value="20.71">
                <text:p>20.71</text:p>
              </table:table-cell>
              <table:table-cell office:value-type="float" office:value="19.63">
                <text:p>19.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1.33">
                <text:p>21.33</text:p>
              </table:table-cell>
              <table:table-cell office:value-type="float" office:value="19.47">
                <text:p>19.47</text:p>
              </table:table-cell>
              <table:table-cell office:value-type="float" office:value="19.53">
                <text:p>19.53</text:p>
              </table:table-cell>
              <table:table-cell office:value-type="float" office:value="16.56">
                <text:p>16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23.36">
                <text:p>23.36</text:p>
              </table:table-cell>
              <table:table-cell office:value-type="float" office:value="25.61">
                <text:p>25.61</text:p>
              </table:table-cell>
              <table:table-cell office:value-type="float" office:value="23.21">
                <text:p>23.21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26.08">
                <text:p>26.08</text:p>
              </table:table-cell>
              <table:table-cell office:value-type="float" office:value="23.77">
                <text:p>23.77</text:p>
              </table:table-cell>
              <table:table-cell office:value-type="float" office:value="24.7">
                <text:p>24.7</text:p>
              </table:table-cell>
              <table:table-cell office:value-type="float" office:value="25.99">
                <text:p>25.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26.19">
                <text:p>26.19</text:p>
              </table:table-cell>
              <table:table-cell office:value-type="float" office:value="27.87">
                <text:p>27.87</text:p>
              </table:table-cell>
              <table:table-cell office:value-type="float" office:value="27.27">
                <text:p>27.27</text:p>
              </table:table-cell>
              <table:table-cell office:value-type="float" office:value="25.47">
                <text:p>25.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8.37">
                <text:p>28.37</text:p>
              </table:table-cell>
              <table:table-cell office:value-type="float" office:value="28.94">
                <text:p>28.94</text:p>
              </table:table-cell>
              <table:table-cell office:value-type="float" office:value="29.63">
                <text:p>29.63</text:p>
              </table:table-cell>
              <table:table-cell office:value-type="float" office:value="28.97">
                <text:p>28.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29.56">
                <text:p>29.56</text:p>
              </table:table-cell>
              <table:table-cell office:value-type="float" office:value="28.36">
                <text:p>28.36</text:p>
              </table:table-cell>
              <table:table-cell office:value-type="float" office:value="31.93">
                <text:p>31.93</text:p>
              </table:table-cell>
              <table:table-cell office:value-type="float" office:value="29.17">
                <text:p>29.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33.72">
                <text:p>33.72</text:p>
              </table:table-cell>
              <table:table-cell office:value-type="float" office:value="33.72">
                <text:p>33.72</text:p>
              </table:table-cell>
              <table:table-cell office:value-type="float" office:value="33.57">
                <text:p>33.57</text:p>
              </table:table-cell>
              <table:table-cell office:value-type="float" office:value="35.28">
                <text:p>35.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36.98">
                <text:p>36.98</text:p>
              </table:table-cell>
              <table:table-cell office:value-type="float" office:value="36.35">
                <text:p>36.35</text:p>
              </table:table-cell>
              <table:table-cell office:value-type="float" office:value="36.71">
                <text:p>36.71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33">
                <text:p>33</text:p>
              </table:table-cell>
              <table:table-cell office:value-type="float" office:value="37.12">
                <text:p>37.12</text:p>
              </table:table-cell>
              <table:table-cell office:value-type="float" office:value="35.11">
                <text:p>35.11</text:p>
              </table:table-cell>
              <table:table-cell office:value-type="float" office:value="34.99">
                <text:p>34.99</text:p>
              </table:table-cell>
              <table:table-cell office:value-type="float" office:value="37.15">
                <text:p>37.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39.33">
                <text:p>39.33</text:p>
              </table:table-cell>
              <table:table-cell office:value-type="float" office:value="37.2">
                <text:p>37.2</text:p>
              </table:table-cell>
              <table:table-cell office:value-type="float" office:value="41.58">
                <text:p>41.58</text:p>
              </table:table-cell>
              <table:table-cell office:value-type="float" office:value="38.97">
                <text:p>38.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9.11">
                <text:p>39.11</text:p>
              </table:table-cell>
              <table:table-cell office:value-type="float" office:value="40.13">
                <text:p>40.13</text:p>
              </table:table-cell>
              <table:table-cell office:value-type="float" office:value="39.14">
                <text:p>39.14</text:p>
              </table:table-cell>
              <table:table-cell office:value-type="float" office:value="40.04">
                <text:p>40.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39">
                <text:p>39</text:p>
              </table:table-cell>
              <table:table-cell office:value-type="float" office:value="43.36">
                <text:p>43.36</text:p>
              </table:table-cell>
              <table:table-cell office:value-type="float" office:value="47.95">
                <text:p>47.95</text:p>
              </table:table-cell>
              <table:table-cell office:value-type="float" office:value="44.92">
                <text:p>44.92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41">
                <text:p>41</text:p>
              </table:table-cell>
              <table:table-cell office:value-type="float" office:value="45.06">
                <text:p>45.06</text:p>
              </table:table-cell>
              <table:table-cell office:value-type="float" office:value="44.1">
                <text:p>44.1</text:p>
              </table:table-cell>
              <table:table-cell office:value-type="float" office:value="45.12">
                <text:p>45.12</text:p>
              </table:table-cell>
              <table:table-cell office:value-type="float" office:value="41.76">
                <text:p>41.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46.76">
                <text:p>46.76</text:p>
              </table:table-cell>
              <table:table-cell office:value-type="float" office:value="48.44">
                <text:p>48.44</text:p>
              </table:table-cell>
              <table:table-cell office:value-type="float" office:value="44.9">
                <text:p>44.9</text:p>
              </table:table-cell>
              <table:table-cell office:value-type="float" office:value="50.78">
                <text:p>50.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8.1">
                <text:p>48.1</text:p>
              </table:table-cell>
              <table:table-cell office:value-type="float" office:value="48.82">
                <text:p>48.82</text:p>
              </table:table-cell>
              <table:table-cell office:value-type="float" office:value="47.2">
                <text:p>47.2</text:p>
              </table:table-cell>
              <table:table-cell office:value-type="float" office:value="44.71">
                <text:p>44.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47">
                <text:p>47</text:p>
              </table:table-cell>
              <table:table-cell office:value-type="float" office:value="50.7">
                <text:p>50.7</text:p>
              </table:table-cell>
              <table:table-cell office:value-type="float" office:value="51.03">
                <text:p>51.03</text:p>
              </table:table-cell>
              <table:table-cell office:value-type="float" office:value="48.06">
                <text:p>48.06</text:p>
              </table:table-cell>
              <table:table-cell office:value-type="float" office:value="52.32">
                <text:p>52.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51.26">
                <text:p>51.26</text:p>
              </table:table-cell>
              <table:table-cell office:value-type="float" office:value="48.17">
                <text:p>48.17</text:p>
              </table:table-cell>
              <table:table-cell office:value-type="float" office:value="51.29">
                <text:p>51.29</text:p>
              </table:table-cell>
              <table:table-cell office:value-type="float" office:value="57.17">
                <text:p>57.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54.82">
                <text:p>54.82</text:p>
              </table:table-cell>
              <table:table-cell office:value-type="float" office:value="54.13">
                <text:p>54.13</text:p>
              </table:table-cell>
              <table:table-cell office:value-type="float" office:value="56.83">
                <text:p>56.83</text:p>
              </table:table-cell>
              <table:table-cell office:value-type="float" office:value="51.79">
                <text:p>51.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53">
                <text:p>53</text:p>
              </table:table-cell>
              <table:table-cell office:value-type="float" office:value="58.44">
                <text:p>58.44</text:p>
              </table:table-cell>
              <table:table-cell office:value-type="float" office:value="58.53">
                <text:p>58.53</text:p>
              </table:table-cell>
              <table:table-cell office:value-type="float" office:value="56.61">
                <text:p>56.61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60.05">
                <text:p>60.05</text:p>
              </table:table-cell>
              <table:table-cell office:value-type="float" office:value="55.49">
                <text:p>55.49</text:p>
              </table:table-cell>
              <table:table-cell office:value-type="float" office:value="61.01">
                <text:p>61.01</text:p>
              </table:table-cell>
              <table:table-cell office:value-type="float" office:value="59.99">
                <text:p>59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